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officeooo:rsid="00189499" officeooo:paragraph-rsid="00189499" style:font-style-asian="normal" style:font-style-complex="normal"/>
    </style:style>
    <style:style style:name="P2" style:family="paragraph" style:parent-style-name="Standard">
      <style:text-properties fo:font-style="normal" officeooo:rsid="00cc90fb" officeooo:paragraph-rsid="00cc90f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fab854" officeooo:paragraph-rsid="00f5e08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01b3fb8" officeooo:paragraph-rsid="001b3fb8"/>
    </style:style>
    <style:style style:name="P5" style:family="paragraph" style:parent-style-name="Standard">
      <style:paragraph-properties fo:break-before="page"/>
      <style:text-properties officeooo:rsid="001b3fb8" officeooo:paragraph-rsid="001b3fb8"/>
    </style:style>
    <style:style style:name="P6" style:family="paragraph" style:parent-style-name="Standard">
      <style:paragraph-properties fo:text-align="start" style:justify-single-word="false"/>
      <style:text-properties officeooo:paragraph-rsid="00f5394f"/>
    </style:style>
    <style:style style:name="P7" style:family="paragraph" style:parent-style-name="Standard">
      <style:paragraph-properties fo:text-align="start" style:justify-single-word="false"/>
      <style:text-properties officeooo:paragraph-rsid="00f5e086"/>
    </style:style>
    <style:style style:name="P8" style:family="paragraph" style:parent-style-name="Standard">
      <style:paragraph-properties fo:text-align="start" style:justify-single-word="false"/>
      <style:text-properties officeooo:paragraph-rsid="00fab854"/>
    </style:style>
    <style:style style:name="P9" style:family="paragraph" style:parent-style-name="Standard">
      <style:paragraph-properties fo:text-align="start" style:justify-single-word="false"/>
      <style:text-properties officeooo:paragraph-rsid="001ed2a9"/>
    </style:style>
    <style:style style:name="P10" style:family="paragraph" style:parent-style-name="Standard">
      <style:paragraph-properties fo:text-align="start" style:justify-single-word="false"/>
      <style:text-properties officeooo:paragraph-rsid="0024ab00"/>
    </style:style>
    <style:style style:name="P11" style:family="paragraph" style:parent-style-name="Standard">
      <style:paragraph-properties fo:text-align="start" style:justify-single-word="false"/>
      <style:text-properties officeooo:paragraph-rsid="00aab786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f5394f" officeooo:paragraph-rsid="00f539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0.5pt" fo:letter-spacing="normal" fo:font-style="normal" fo:font-weight="normal" officeooo:paragraph-rsid="0024ab0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397a7" officeooo:paragraph-rsid="00f397a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aab78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f5394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f5e08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f681d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7886" officeooo:paragraph-rsid="010378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103e07a" style:font-size-asian="12pt" style:font-size-complex="12pt"/>
    </style:style>
    <style:style style:name="P22" style:family="paragraph" style:parent-style-name="Standard">
      <style:paragraph-properties fo:text-align="center" style:justify-single-word="false" fo:break-before="page"/>
      <style:text-properties fo:font-variant="normal" fo:text-transform="none" fo:color="#222222" loext:opacity="100%" style:font-name="Liberation Serif" fo:font-size="24pt" fo:letter-spacing="normal" fo:font-style="normal" fo:font-weight="normal" officeooo:rsid="00f5394f" officeooo:paragraph-rsid="00f5394f" style:font-size-asian="24pt" style:font-size-complex="2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4pt" officeooo:rsid="00188e1a" officeooo:paragraph-rsid="00188e1a" style:font-size-asian="24pt" style:font-size-complex="24pt"/>
    </style:style>
    <style:style style:name="P24" style:family="paragraph" style:parent-style-name="Standard">
      <style:text-properties style:font-name="Liberation Serif" fo:font-size="24pt" fo:font-style="normal" officeooo:rsid="00188e1a" officeooo:paragraph-rsid="00189499" style:font-size-asian="24pt" style:font-style-asian="normal" style:font-size-complex="24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Liberation Serif" fo:font-size="24pt" fo:font-style="normal" officeooo:rsid="00188e1a" officeooo:paragraph-rsid="00188e1a" style:font-size-asian="24pt" style:font-style-asian="normal" style:font-size-complex="24pt" style:font-style-complex="normal"/>
    </style:style>
    <style:style style:name="P26" style:family="paragraph" style:parent-style-name="Standard">
      <style:text-properties style:font-name="Liberation Serif" officeooo:rsid="00ae069b" officeooo:paragraph-rsid="00ae069b"/>
    </style:style>
    <style:style style:name="P27" style:family="paragraph" style:parent-style-name="Standard">
      <style:text-properties style:font-name="Liberation Serif" officeooo:rsid="00188e1a" officeooo:paragraph-rsid="00188e1a"/>
    </style:style>
    <style:style style:name="P28" style:family="paragraph" style:parent-style-name="Standard">
      <style:text-properties style:font-name="Liberation Serif" officeooo:rsid="00188e1a" officeooo:paragraph-rsid="001a74d6"/>
    </style:style>
    <style:style style:name="P29" style:family="paragraph" style:parent-style-name="Standard">
      <style:text-properties style:font-name="Liberation Serif" officeooo:rsid="0047d5bc" officeooo:paragraph-rsid="0047d5bc"/>
    </style:style>
    <style:style style:name="P30" style:family="paragraph" style:parent-style-name="Standard">
      <style:text-properties style:font-name="Liberation Serif" officeooo:rsid="0047d5bc" officeooo:paragraph-rsid="00b40e9c"/>
    </style:style>
    <style:style style:name="P31" style:family="paragraph" style:parent-style-name="Standard">
      <style:text-properties style:font-name="Liberation Serif" fo:font-style="normal" officeooo:rsid="00188e1a" officeooo:paragraph-rsid="00188e1a" style:font-style-asian="normal" style:font-style-complex="normal"/>
    </style:style>
    <style:style style:name="P32" style:family="paragraph" style:parent-style-name="Standard">
      <style:paragraph-properties fo:break-before="page"/>
      <style:text-properties style:font-name="Liberation Serif" fo:font-style="normal" officeooo:rsid="00188e1a" officeooo:paragraph-rsid="00188e1a" style:font-style-asian="normal" style:font-style-complex="normal"/>
    </style:style>
    <style:style style:name="P33" style:family="paragraph" style:parent-style-name="Standard">
      <style:text-properties style:font-name="Liberation Serif" fo:font-style="normal" officeooo:rsid="00188e1a" officeooo:paragraph-rsid="00e28aeb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tyle="normal" officeooo:rsid="00188e1a" officeooo:paragraph-rsid="00188e1a" style:font-style-asian="normal" style:font-style-complex="normal"/>
    </style:style>
    <style:style style:name="P35" style:family="paragraph" style:parent-style-name="Standard">
      <style:text-properties style:font-name="Liberation Serif" fo:font-style="normal" officeooo:rsid="00188e1a" officeooo:paragraph-rsid="00aebc2a" style:font-style-asian="normal" style:font-style-complex="normal"/>
    </style:style>
    <style:style style:name="P36" style:family="paragraph" style:parent-style-name="Standard">
      <style:text-properties style:font-name="Liberation Serif" fo:font-style="normal" officeooo:rsid="00188e1a" officeooo:paragraph-rsid="00b70aa3" style:font-style-asian="normal" style:font-style-complex="normal"/>
    </style:style>
    <style:style style:name="P37" style:family="paragraph" style:parent-style-name="Standard">
      <style:text-properties style:font-name="Liberation Serif" fo:font-style="normal" officeooo:rsid="00188e1a" officeooo:paragraph-rsid="001a74d6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188e1a" officeooo:paragraph-rsid="00d1bea2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188e1a" officeooo:paragraph-rsid="00c7db8b" style:font-style-asian="normal" style:font-style-complex="normal"/>
    </style:style>
    <style:style style:name="P40" style:family="paragraph" style:parent-style-name="Standard">
      <style:text-properties style:font-name="Liberation Serif" fo:font-style="normal" officeooo:rsid="0039d401" officeooo:paragraph-rsid="0039d401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e28aeb" officeooo:paragraph-rsid="00e28aeb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b70aa3" officeooo:paragraph-rsid="00b70aa3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3d5019" officeooo:paragraph-rsid="003d5019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189499" officeooo:paragraph-rsid="00b84ef1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189499" officeooo:paragraph-rsid="00188e1a" style:font-style-asian="normal" style:font-style-complex="normal"/>
    </style:style>
    <style:style style:name="P46" style:family="paragraph" style:parent-style-name="Standard">
      <style:text-properties style:font-name="Liberation Serif" fo:font-style="normal" officeooo:rsid="00189499" officeooo:paragraph-rsid="00189499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b912df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189499" style:font-style-asian="normal" style:font-style-complex="normal"/>
    </style:style>
    <style:style style:name="P49" style:family="paragraph" style:parent-style-name="Standard">
      <style:text-properties style:font-name="Liberation Serif" fo:font-style="normal" officeooo:rsid="00189499" officeooo:paragraph-rsid="004d1c64" style:font-style-asian="normal" style:font-style-complex="normal"/>
    </style:style>
    <style:style style:name="P50" style:family="paragraph" style:parent-style-name="Standard">
      <style:text-properties style:font-name="Liberation Serif" fo:font-style="normal" officeooo:rsid="00189499" officeooo:paragraph-rsid="001a74d6" style:font-style-asian="normal" style:font-style-complex="normal"/>
    </style:style>
    <style:style style:name="P51" style:family="paragraph" style:parent-style-name="Standard">
      <style:text-properties style:font-name="Liberation Serif" fo:font-style="normal" officeooo:rsid="00189499" officeooo:paragraph-rsid="00bf977a" style:font-style-asian="normal" style:font-style-complex="normal"/>
    </style:style>
    <style:style style:name="P52" style:family="paragraph" style:parent-style-name="Standard">
      <style:text-properties style:font-name="Liberation Serif" fo:font-style="normal" officeooo:rsid="00189499" officeooo:paragraph-rsid="001b3fb8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tyle="normal" officeooo:rsid="00b912df" officeooo:paragraph-rsid="00b912df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tyle="normal" officeooo:rsid="00bab80f" officeooo:paragraph-rsid="00bab80f" style:font-style-asian="normal" style:font-style-complex="normal"/>
    </style:style>
    <style:style style:name="P55" style:family="paragraph" style:parent-style-name="Standard">
      <style:text-properties style:font-name="Liberation Serif" fo:font-style="normal" officeooo:rsid="004cd75e" officeooo:paragraph-rsid="004cd75e" style:font-style-asian="normal" style:font-style-complex="normal"/>
    </style:style>
    <style:style style:name="P56" style:family="paragraph" style:parent-style-name="Standard">
      <style:text-properties style:font-name="Liberation Serif" fo:font-style="normal" officeooo:rsid="004cd75e" officeooo:paragraph-rsid="005b2493" style:font-style-asian="normal" style:font-style-complex="normal"/>
    </style:style>
    <style:style style:name="P57" style:family="paragraph" style:parent-style-name="Standard">
      <style:text-properties style:font-name="Liberation Serif" fo:font-style="normal" officeooo:rsid="003fb332" officeooo:paragraph-rsid="003fb332" style:font-style-asian="normal" style:font-style-complex="normal"/>
    </style:style>
    <style:style style:name="P58" style:family="paragraph" style:parent-style-name="Standard">
      <style:text-properties style:font-name="Liberation Serif" fo:font-style="normal" officeooo:rsid="00ae069b" officeooo:paragraph-rsid="00ae069b" style:font-style-asian="normal" style:font-style-complex="normal"/>
    </style:style>
    <style:style style:name="P59" style:family="paragraph" style:parent-style-name="Standard">
      <style:text-properties style:font-name="Liberation Serif" fo:font-style="normal" officeooo:rsid="001a74d6" officeooo:paragraph-rsid="00189499" style:font-style-asian="normal" style:font-style-complex="normal"/>
    </style:style>
    <style:style style:name="P60" style:family="paragraph" style:parent-style-name="Standard" style:list-style-name="L1">
      <style:text-properties style:font-name="Liberation Serif" fo:font-style="normal" officeooo:rsid="001a74d6" officeooo:paragraph-rsid="001a74d6" style:font-style-asian="normal" style:font-style-complex="normal"/>
    </style:style>
    <style:style style:name="P61" style:family="paragraph" style:parent-style-name="Standard">
      <style:text-properties style:font-name="Liberation Serif" fo:font-style="normal" officeooo:rsid="001a74d6" officeooo:paragraph-rsid="001a74d6" style:font-style-asian="normal" style:font-style-complex="normal"/>
    </style:style>
    <style:style style:name="P62" style:family="paragraph" style:parent-style-name="Standard">
      <style:text-properties style:font-name="Liberation Serif" fo:font-style="normal" officeooo:rsid="00d1bea2" officeooo:paragraph-rsid="00d1bea2" style:font-style-asian="normal" style:font-style-complex="normal"/>
    </style:style>
    <style:style style:name="P63" style:family="paragraph" style:parent-style-name="Standard">
      <style:text-properties style:font-name="Liberation Serif" fo:font-style="normal" officeooo:rsid="00c9c2ff" officeooo:paragraph-rsid="00c9c2ff" style:font-style-asian="normal" style:font-style-complex="normal"/>
    </style:style>
    <style:style style:name="P64" style:family="paragraph" style:parent-style-name="Standard">
      <style:text-properties style:font-name="Liberation Serif" fo:font-style="normal" officeooo:rsid="00c7db8b" officeooo:paragraph-rsid="00d1bea2" style:font-style-asian="normal" style:font-style-complex="normal"/>
    </style:style>
    <style:style style:name="P65" style:family="paragraph" style:parent-style-name="Standard">
      <style:text-properties style:font-name="Liberation Serif" fo:font-style="normal" officeooo:rsid="00ce444b" officeooo:paragraph-rsid="00ce444b" style:font-style-asian="normal" style:font-style-complex="normal"/>
    </style:style>
    <style:style style:name="P66" style:family="paragraph" style:parent-style-name="Standard" style:list-style-name="L1">
      <style:text-properties style:font-name="Liberation Serif" fo:font-style="normal" officeooo:rsid="00ce444b" officeooo:paragraph-rsid="00ce444b" style:font-style-asian="normal" style:font-style-complex="normal"/>
    </style:style>
    <style:style style:name="P67" style:family="paragraph" style:parent-style-name="Standard">
      <style:text-properties style:font-name="Liberation Serif" fo:font-style="normal" officeooo:rsid="00d58edd" officeooo:paragraph-rsid="00d58edd" style:font-style-asian="normal" style:font-style-complex="normal"/>
    </style:style>
    <style:style style:name="P68" style:family="paragraph" style:parent-style-name="Standard">
      <style:text-properties style:font-name="Liberation Serif" fo:font-style="normal" officeooo:rsid="00cc90fb" officeooo:paragraph-rsid="00cc90fb" style:font-style-asian="normal" style:font-style-complex="normal"/>
    </style:style>
    <style:style style:name="P69" style:family="paragraph" style:parent-style-name="Standard" style:list-style-name="L1">
      <style:text-properties style:font-name="Liberation Serif" fo:font-style="normal" officeooo:rsid="004ff001" officeooo:paragraph-rsid="004ff001" style:font-style-asian="normal" style:font-style-complex="normal"/>
    </style:style>
    <style:style style:name="P70" style:family="paragraph" style:parent-style-name="Standard" style:list-style-name="L1">
      <style:text-properties style:font-name="Liberation Serif" fo:font-style="normal" officeooo:rsid="00573095" officeooo:paragraph-rsid="00573095" style:font-style-asian="normal" style:font-style-complex="normal"/>
    </style:style>
    <style:style style:name="P71" style:family="paragraph" style:parent-style-name="Standard" style:list-style-name="L1">
      <style:text-properties style:font-name="Liberation Serif" fo:font-style="normal" officeooo:rsid="006441eb" officeooo:paragraph-rsid="006441eb" style:font-style-asian="normal" style:font-style-complex="normal"/>
    </style:style>
    <style:style style:name="P72" style:family="paragraph" style:parent-style-name="Standard" style:list-style-name="L1">
      <style:text-properties style:font-name="Liberation Serif" fo:font-style="normal" officeooo:rsid="0064becc" officeooo:paragraph-rsid="0064becc" style:font-style-asian="normal" style:font-style-complex="normal"/>
    </style:style>
    <style:style style:name="P73" style:family="paragraph" style:parent-style-name="Standard" style:list-style-name="L1">
      <style:text-properties style:font-name="Liberation Serif" fo:font-style="normal" officeooo:rsid="0087af57" officeooo:paragraph-rsid="0087af57" style:font-style-asian="normal" style:font-style-complex="normal"/>
    </style:style>
    <style:style style:name="P74" style:family="paragraph" style:parent-style-name="Standard" style:list-style-name="L1">
      <style:text-properties style:font-name="Liberation Serif" fo:font-style="normal" officeooo:rsid="00c8afd6" officeooo:paragraph-rsid="00c8afd6" style:font-style-asian="normal" style:font-style-complex="normal"/>
    </style:style>
    <style:style style:name="P75" style:family="paragraph" style:parent-style-name="Standard" style:list-style-name="L1">
      <style:text-properties style:font-name="Liberation Serif" fo:font-style="normal" officeooo:rsid="00d4ea1b" officeooo:paragraph-rsid="00d4ea1b" style:font-style-asian="normal" style:font-style-complex="normal"/>
    </style:style>
    <style:style style:name="P76" style:family="paragraph" style:parent-style-name="Standard">
      <style:text-properties style:font-name="Liberation Serif" fo:font-style="normal" officeooo:rsid="001b3fb8" officeooo:paragraph-rsid="001b3fb8" style:font-style-asian="normal" style:font-style-complex="normal"/>
    </style:style>
    <style:style style:name="P77" style:family="paragraph" style:parent-style-name="Standard" style:list-style-name="L1">
      <style:text-properties style:font-name="Liberation Serif" fo:font-style="normal" officeooo:rsid="00f5e086" officeooo:paragraph-rsid="00f5e086" style:font-style-asian="normal" style:font-style-complex="normal"/>
    </style:style>
    <style:style style:name="P78" style:family="paragraph" style:parent-style-name="Standard" style:list-style-name="L1">
      <style:text-properties style:font-name="Liberation Serif" fo:font-style="normal" officeooo:rsid="00fa5d01" officeooo:paragraph-rsid="00fa5d01" style:font-style-asian="normal" style:font-style-complex="normal"/>
    </style:style>
    <style:style style:name="P79" style:family="paragraph" style:parent-style-name="Standard">
      <style:text-properties style:font-name="Liberation Serif" fo:font-size="16pt" fo:font-style="italic" fo:font-weight="bold" officeooo:rsid="006059fb" officeooo:paragraph-rsid="00188e1a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aebc2a" officeooo:paragraph-rsid="00aebc2a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189499" officeooo:paragraph-rsid="00189499"/>
    </style:style>
    <style:style style:name="P82" style:family="paragraph" style:parent-style-name="Standard">
      <style:text-properties style:font-name="Liberation Serif" officeooo:rsid="00189499" officeooo:paragraph-rsid="001a74d6"/>
    </style:style>
    <style:style style:name="P83" style:family="paragraph" style:parent-style-name="Standard">
      <style:paragraph-properties fo:break-before="page"/>
      <style:text-properties style:font-name="Liberation Serif" officeooo:rsid="00189499" officeooo:paragraph-rsid="001a74d6"/>
    </style:style>
    <style:style style:name="P84" style:family="paragraph" style:parent-style-name="Standard" style:list-style-name="L1">
      <style:text-properties style:font-name="Liberation Serif" officeooo:rsid="001a74d6" officeooo:paragraph-rsid="001a74d6"/>
    </style:style>
    <style:style style:name="P85" style:family="paragraph" style:parent-style-name="Standard" style:list-style-name="L1">
      <style:text-properties style:font-name="Liberation Serif" officeooo:rsid="001b3fb8" officeooo:paragraph-rsid="001b3fb8"/>
    </style:style>
    <style:style style:name="P86" style:family="paragraph" style:parent-style-name="Standard" style:list-style-name="L1">
      <style:text-properties style:font-name="Liberation Serif" officeooo:rsid="001b3fb8" officeooo:paragraph-rsid="00c2d654"/>
    </style:style>
    <style:style style:name="P87" style:family="paragraph" style:parent-style-name="Standard">
      <style:text-properties style:font-name="Liberation Serif" officeooo:rsid="001b3fb8" officeooo:paragraph-rsid="001b3fb8"/>
    </style:style>
    <style:style style:name="P88" style:family="paragraph" style:parent-style-name="Standard">
      <style:paragraph-properties fo:break-before="page"/>
      <style:text-properties style:font-name="Liberation Serif" officeooo:rsid="001b3fb8" officeooo:paragraph-rsid="001b3fb8"/>
    </style:style>
    <style:style style:name="P89" style:family="paragraph" style:parent-style-name="Standard" style:list-style-name="L2">
      <style:text-properties style:font-name="Liberation Serif" officeooo:rsid="001b3fb8" officeooo:paragraph-rsid="001b3fb8"/>
    </style:style>
    <style:style style:name="P90" style:family="paragraph" style:parent-style-name="Standard" style:list-style-name="L3">
      <style:text-properties style:font-name="Liberation Serif" officeooo:rsid="001b3fb8" officeooo:paragraph-rsid="001b3fb8"/>
    </style:style>
    <style:style style:name="P91" style:family="paragraph" style:parent-style-name="Standard">
      <style:text-properties style:font-name="Liberation Serif" officeooo:rsid="001b3fb8" officeooo:paragraph-rsid="00fee563"/>
    </style:style>
    <style:style style:name="P92" style:family="paragraph" style:parent-style-name="Standard">
      <style:paragraph-properties fo:break-before="page"/>
      <style:text-properties style:font-name="Liberation Serif" officeooo:rsid="001b3fb8" officeooo:paragraph-rsid="00fee563"/>
    </style:style>
    <style:style style:name="P93" style:family="paragraph" style:parent-style-name="Standard" style:list-style-name="L2">
      <style:text-properties style:font-name="Liberation Serif" officeooo:rsid="001decac" officeooo:paragraph-rsid="001decac"/>
    </style:style>
    <style:style style:name="P94" style:family="paragraph" style:parent-style-name="Standard" style:list-style-name="L2">
      <style:text-properties style:font-name="Liberation Serif" officeooo:rsid="00c2d654" officeooo:paragraph-rsid="00c2d654"/>
    </style:style>
    <style:style style:name="P95" style:family="paragraph" style:parent-style-name="Standard" style:list-style-name="L2">
      <style:text-properties style:font-name="Liberation Serif" officeooo:rsid="007d4592" officeooo:paragraph-rsid="007d4592"/>
    </style:style>
    <style:style style:name="P96" style:family="paragraph" style:parent-style-name="Standard" style:list-style-name="L2">
      <style:text-properties style:font-name="Liberation Serif" officeooo:rsid="00263c90" officeooo:paragraph-rsid="00263c90"/>
    </style:style>
    <style:style style:name="P97" style:family="paragraph" style:parent-style-name="Standard" style:list-style-name="L2">
      <style:text-properties style:font-name="Liberation Serif" officeooo:rsid="00263c90" officeooo:paragraph-rsid="00516868"/>
    </style:style>
    <style:style style:name="P98" style:family="paragraph" style:parent-style-name="Standard" style:list-style-name="L2">
      <style:text-properties style:font-name="Liberation Serif" officeooo:rsid="0027f1e8" officeooo:paragraph-rsid="0027f1e8"/>
    </style:style>
    <style:style style:name="P99" style:family="paragraph" style:parent-style-name="Standard" style:list-style-name="L2">
      <style:text-properties style:font-name="Liberation Serif" officeooo:rsid="003373d9" officeooo:paragraph-rsid="003373d9"/>
    </style:style>
    <style:style style:name="P100" style:family="paragraph" style:parent-style-name="Standard" style:list-style-name="L2">
      <style:text-properties style:font-name="Liberation Serif" officeooo:rsid="004b857c" officeooo:paragraph-rsid="004b857c"/>
    </style:style>
    <style:style style:name="P101" style:family="paragraph" style:parent-style-name="Standard" style:list-style-name="L2">
      <style:text-properties style:font-name="Liberation Serif" officeooo:rsid="004b857c" officeooo:paragraph-rsid="00516868"/>
    </style:style>
    <style:style style:name="P102" style:family="paragraph" style:parent-style-name="Standard" style:list-style-name="L2">
      <style:text-properties style:font-name="Liberation Serif" officeooo:rsid="00516868" officeooo:paragraph-rsid="00516868"/>
    </style:style>
    <style:style style:name="P103" style:family="paragraph" style:parent-style-name="Standard" style:list-style-name="L2">
      <style:text-properties style:font-name="Liberation Serif" officeooo:rsid="00531a4e" officeooo:paragraph-rsid="00531a4e"/>
    </style:style>
    <style:style style:name="P104" style:family="paragraph" style:parent-style-name="Standard" style:list-style-name="L2">
      <style:text-properties style:font-name="Liberation Serif" officeooo:rsid="006441eb" officeooo:paragraph-rsid="006441eb"/>
    </style:style>
    <style:style style:name="P105" style:family="paragraph" style:parent-style-name="Standard" style:list-style-name="L2">
      <style:text-properties style:font-name="Liberation Serif" officeooo:rsid="008b8b75" officeooo:paragraph-rsid="008b8b75"/>
    </style:style>
    <style:style style:name="P106" style:family="paragraph" style:parent-style-name="Standard" style:list-style-name="L2">
      <style:text-properties style:font-name="Liberation Serif" officeooo:rsid="00ca09f9" officeooo:paragraph-rsid="00ca09f9"/>
    </style:style>
    <style:style style:name="P107" style:family="paragraph" style:parent-style-name="Standard" style:list-style-name="L2">
      <style:text-properties style:font-name="Liberation Serif" officeooo:rsid="00ccfef3" officeooo:paragraph-rsid="00ccfef3"/>
    </style:style>
    <style:style style:name="P108" style:family="paragraph" style:parent-style-name="Standard" style:list-style-name="L2">
      <style:text-properties style:font-name="Liberation Serif" officeooo:rsid="00d438b4" officeooo:paragraph-rsid="00d438b4"/>
    </style:style>
    <style:style style:name="P109" style:family="paragraph" style:parent-style-name="Standard">
      <style:text-properties style:font-name="Liberation Serif" officeooo:rsid="00d438b4" officeooo:paragraph-rsid="00d438b4"/>
    </style:style>
    <style:style style:name="P110" style:family="paragraph" style:parent-style-name="Standard" style:list-style-name="L2">
      <style:text-properties style:font-name="Liberation Serif" officeooo:rsid="00e0f1db" officeooo:paragraph-rsid="00e0f1db"/>
    </style:style>
    <style:style style:name="P111" style:family="paragraph" style:parent-style-name="Standard">
      <style:text-properties style:font-name="Liberation Serif" officeooo:paragraph-rsid="00314a47"/>
    </style:style>
    <style:style style:name="P112" style:family="paragraph" style:parent-style-name="Standard">
      <style:text-properties style:font-name="Liberation Serif" officeooo:rsid="00c59dd4" officeooo:paragraph-rsid="0061622c"/>
    </style:style>
    <style:style style:name="P113" style:family="paragraph" style:parent-style-name="Standard">
      <style:text-properties style:font-name="Liberation Serif" officeooo:rsid="006709da" officeooo:paragraph-rsid="006709da"/>
    </style:style>
    <style:style style:name="P114" style:family="paragraph" style:parent-style-name="Standard">
      <style:text-properties style:font-name="Liberation Serif" officeooo:rsid="00679e75" officeooo:paragraph-rsid="00679e75"/>
    </style:style>
    <style:style style:name="P115" style:family="paragraph" style:parent-style-name="Standard">
      <style:text-properties style:font-name="Liberation Serif" officeooo:rsid="0092694f" officeooo:paragraph-rsid="0092694f"/>
    </style:style>
    <style:style style:name="P116" style:family="paragraph" style:parent-style-name="Standard">
      <style:text-properties style:font-name="Liberation Serif" officeooo:paragraph-rsid="0061622c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paragraph-rsid="0024ab00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27f1e8" style:font-size-asian="12pt" style:font-size-complex="12pt"/>
    </style:style>
    <style:style style:name="P119" style:family="paragraph" style:parent-style-name="Standard" style:list-style-name="L1">
      <style:text-properties style:font-name="Liberation Serif" officeooo:rsid="00fa5d01" officeooo:paragraph-rsid="00fee563"/>
    </style:style>
    <style:style style:name="P120" style:family="paragraph" style:parent-style-name="Standard" style:list-style-name="L1">
      <style:paragraph-properties fo:break-before="page"/>
      <style:text-properties style:font-name="Liberation Serif" officeooo:rsid="00fa5d01" officeooo:paragraph-rsid="00fee563"/>
    </style:style>
    <style:style style:name="P121" style:family="paragraph" style:parent-style-name="Standard">
      <style:paragraph-properties fo:text-align="start" style:justify-single-word="false"/>
      <style:text-properties fo:color="#cccccc" loext:opacity="100%" style:font-name="Liberation Serif" officeooo:rsid="00189499" officeooo:paragraph-rsid="00189499"/>
    </style:style>
    <style:style style:name="P122" style:family="paragraph" style:parent-style-name="Standard">
      <style:paragraph-properties fo:text-align="start" style:justify-single-word="false"/>
      <style:text-properties fo:color="#cccccc" loext:opacity="100%" style:font-name="Liberation Serif" fo:font-style="normal" officeooo:rsid="00b1fb93" officeooo:paragraph-rsid="00189499" style:font-style-asian="normal" style:font-style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b1fb93" officeooo:paragraph-rsid="00189499" style:font-style-asian="normal" style:font-style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3fb332" officeooo:paragraph-rsid="00189499" style:font-style-asian="normal" style:font-style-complex="normal"/>
    </style:style>
    <style:style style:name="P125" style:family="paragraph" style:parent-style-name="Standard">
      <style:text-properties fo:color="#000000" loext:opacity="100%" style:font-name="Liberation Serif" fo:font-style="normal" officeooo:rsid="0022d803" officeooo:paragraph-rsid="0061622c" style:font-style-asian="normal" style:font-style-complex="normal"/>
    </style:style>
    <style:style style:name="P126" style:family="paragraph" style:parent-style-name="Standard">
      <style:text-properties fo:color="#000000" loext:opacity="100%" style:font-name="Liberation Serif" officeooo:rsid="001c9b37" officeooo:paragraph-rsid="008fbe36"/>
    </style:style>
    <style:style style:name="P127" style:family="paragraph" style:parent-style-name="Standard">
      <style:text-properties fo:color="#000000" loext:opacity="100%" style:font-name="Liberation Serif" officeooo:rsid="001c9b37" officeooo:paragraph-rsid="001c9b37"/>
    </style:style>
    <style:style style:name="P128" style:family="paragraph" style:parent-style-name="Standard">
      <style:text-properties fo:color="#000000" loext:opacity="100%" style:font-name="Liberation Serif" officeooo:rsid="0092694f" officeooo:paragraph-rsid="0092694f"/>
    </style:style>
    <style:style style:name="P129" style:family="paragraph" style:parent-style-name="Standard">
      <style:text-properties fo:color="#000000" loext:opacity="100%" style:font-name="Liberation Serif" officeooo:rsid="0092694f" officeooo:paragraph-rsid="00d756d6"/>
    </style:style>
    <style:style style:name="P130" style:family="paragraph" style:parent-style-name="Standard">
      <style:text-properties fo:color="#000000" loext:opacity="100%" style:font-name="Liberation Serif" officeooo:rsid="001decac" officeooo:paragraph-rsid="001decac"/>
    </style:style>
    <style:style style:name="P131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24pt" officeooo:rsid="001decac" officeooo:paragraph-rsid="001decac" style:font-size-asian="24pt" style:font-size-complex="24pt"/>
    </style:style>
    <style:style style:name="P132" style:family="paragraph" style:parent-style-name="Standard">
      <style:text-properties fo:color="#000000" loext:opacity="100%" style:font-name="Liberation Serif" officeooo:rsid="001dfc2a" officeooo:paragraph-rsid="001dfc2a"/>
    </style:style>
    <style:style style:name="P133" style:family="paragraph" style:parent-style-name="Standard">
      <style:text-properties fo:color="#000000" loext:opacity="100%" style:font-name="Liberation Serif" officeooo:rsid="001e8a9f" officeooo:paragraph-rsid="001e8a9f"/>
    </style:style>
    <style:style style:name="P134" style:family="paragraph" style:parent-style-name="Standard">
      <style:text-properties fo:color="#000000" loext:opacity="100%" style:font-name="Liberation Serif" officeooo:rsid="001ed2a9" officeooo:paragraph-rsid="001ed2a9"/>
    </style:style>
    <style:style style:name="P135" style:family="paragraph" style:parent-style-name="Standard">
      <style:text-properties fo:color="#000000" loext:opacity="100%" style:font-name="Liberation Serif" officeooo:rsid="0061622c" officeooo:paragraph-rsid="0061622c"/>
    </style:style>
    <style:style style:name="P136" style:family="paragraph" style:parent-style-name="Standard">
      <style:text-properties fo:color="#000000" loext:opacity="100%" style:font-name="Liberation Serif" officeooo:rsid="002d2726" officeooo:paragraph-rsid="002d2726"/>
    </style:style>
    <style:style style:name="P137" style:family="paragraph" style:parent-style-name="Standard">
      <style:text-properties fo:color="#000000" loext:opacity="100%" style:font-name="Liberation Serif" officeooo:rsid="00314a47" officeooo:paragraph-rsid="00314a47"/>
    </style:style>
    <style:style style:name="P138" style:family="paragraph" style:parent-style-name="Standard">
      <style:text-properties fo:color="#000000" loext:opacity="100%" style:font-name="Liberation Serif" officeooo:rsid="00716545" officeooo:paragraph-rsid="00716545"/>
    </style:style>
    <style:style style:name="P139" style:family="paragraph" style:parent-style-name="Standard">
      <style:text-properties fo:color="#000000" loext:opacity="100%" style:font-name="Liberation Serif" officeooo:rsid="00716545" officeooo:paragraph-rsid="007433e0"/>
    </style:style>
    <style:style style:name="P140" style:family="paragraph" style:parent-style-name="Standard">
      <style:text-properties fo:color="#000000" loext:opacity="100%" style:font-name="Liberation Serif" officeooo:rsid="007433e0" officeooo:paragraph-rsid="007433e0"/>
    </style:style>
    <style:style style:name="P141" style:family="paragraph" style:parent-style-name="Standard">
      <style:text-properties fo:color="#000000" loext:opacity="100%" style:font-name="Liberation Serif" officeooo:rsid="00768321" officeooo:paragraph-rsid="007872ee"/>
    </style:style>
    <style:style style:name="P142" style:family="paragraph" style:parent-style-name="Standard">
      <style:text-properties fo:color="#000000" loext:opacity="100%" style:font-name="Liberation Serif" officeooo:rsid="00768321" officeooo:paragraph-rsid="00768321"/>
    </style:style>
    <style:style style:name="P143" style:family="paragraph" style:parent-style-name="Standard">
      <style:text-properties fo:color="#000000" loext:opacity="100%" style:font-name="Liberation Serif" officeooo:rsid="00768321" officeooo:paragraph-rsid="007a0bfd"/>
    </style:style>
    <style:style style:name="P144" style:family="paragraph" style:parent-style-name="Standard">
      <style:text-properties fo:color="#000000" loext:opacity="100%" style:font-name="Liberation Serif" officeooo:rsid="007a0bfd" officeooo:paragraph-rsid="007a0bfd"/>
    </style:style>
    <style:style style:name="P145" style:family="paragraph" style:parent-style-name="Standard">
      <style:text-properties fo:color="#000000" loext:opacity="100%" style:font-name="Liberation Serif" officeooo:rsid="007bc353" officeooo:paragraph-rsid="007bc353"/>
    </style:style>
    <style:style style:name="P146" style:family="paragraph" style:parent-style-name="Standard">
      <style:text-properties fo:color="#000000" loext:opacity="100%" style:font-name="Liberation Serif" officeooo:rsid="0091dcb8" officeooo:paragraph-rsid="0091dcb8"/>
    </style:style>
    <style:style style:name="P147" style:family="paragraph" style:parent-style-name="Standard">
      <style:text-properties fo:color="#000000" loext:opacity="100%" style:font-name="Liberation Serif" officeooo:rsid="00d58edd" officeooo:paragraph-rsid="00d58edd"/>
    </style:style>
    <style:style style:name="P148" style:family="paragraph" style:parent-style-name="Standard">
      <style:text-properties fo:color="#000000" loext:opacity="100%" style:font-name="Liberation Serif" officeooo:rsid="00ccfef3" officeooo:paragraph-rsid="0092694f"/>
    </style:style>
    <style:style style:name="P149" style:family="paragraph" style:parent-style-name="Standard">
      <style:text-properties fo:color="#000000" loext:opacity="100%" style:font-name="Liberation Serif" officeooo:rsid="00d86aab" officeooo:paragraph-rsid="00d86aab"/>
    </style:style>
    <style:style style:name="P150" style:family="paragraph" style:parent-style-name="Standard">
      <style:text-properties fo:color="#000000" loext:opacity="100%" style:font-name="Liberation Serif" officeooo:rsid="00d8d20d" officeooo:paragraph-rsid="00d8d20d"/>
    </style:style>
    <style:style style:name="P151" style:family="paragraph" style:parent-style-name="Standard">
      <style:text-properties fo:color="#000000" loext:opacity="100%" style:font-name="Liberation Serif" officeooo:rsid="00da0fb2" officeooo:paragraph-rsid="0092694f"/>
    </style:style>
    <style:style style:name="P152" style:family="paragraph" style:parent-style-name="Standard">
      <style:text-properties fo:color="#000000" loext:opacity="100%" style:font-name="Liberation Serif" officeooo:rsid="00da0fb2" officeooo:paragraph-rsid="00dee247"/>
    </style:style>
    <style:style style:name="P153" style:family="paragraph" style:parent-style-name="Standard">
      <style:text-properties fo:color="#000000" loext:opacity="100%" style:font-name="Liberation Serif" officeooo:rsid="00dee247" officeooo:paragraph-rsid="00dee247"/>
    </style:style>
    <style:style style:name="P154" style:family="paragraph" style:parent-style-name="Standard">
      <style:text-properties fo:color="#000000" loext:opacity="100%" style:font-name="Liberation Serif" officeooo:rsid="00deeaae" officeooo:paragraph-rsid="00deeaae"/>
    </style:style>
    <style:style style:name="P155" style:family="paragraph" style:parent-style-name="Standard">
      <style:text-properties fo:color="#000000" loext:opacity="100%" style:font-name="Liberation Serif" officeooo:rsid="00d756d6" officeooo:paragraph-rsid="00d756d6"/>
    </style:style>
    <style:style style:name="P156" style:family="paragraph" style:parent-style-name="Standard">
      <style:text-properties fo:color="#000000" loext:opacity="100%" officeooo:rsid="00ddaf29" officeooo:paragraph-rsid="00ddaf29"/>
    </style:style>
    <style:style style:name="P157" style:family="paragraph" style:parent-style-name="Standard">
      <style:text-properties fo:color="#000000" loext:opacity="100%" officeooo:rsid="001c9b37" officeooo:paragraph-rsid="001c9b37"/>
    </style:style>
    <style:style style:name="P158" style:family="paragraph" style:parent-style-name="Standard">
      <style:text-properties fo:color="#000000" loext:opacity="100%" officeooo:rsid="001dfc2a" officeooo:paragraph-rsid="001dfc2a"/>
    </style:style>
    <style:style style:name="P159" style:family="paragraph" style:parent-style-name="Standard">
      <style:text-properties fo:color="#000000" loext:opacity="100%" officeooo:rsid="001dfc2a" officeooo:paragraph-rsid="001ed2a9"/>
    </style:style>
    <style:style style:name="P160" style:family="paragraph" style:parent-style-name="Standard">
      <style:text-properties fo:color="#000000" loext:opacity="100%" officeooo:rsid="001e8a9f" officeooo:paragraph-rsid="001e8a9f"/>
    </style:style>
    <style:style style:name="P161" style:family="paragraph" style:parent-style-name="Standard">
      <style:text-properties fo:color="#000000" loext:opacity="100%" officeooo:rsid="001ed2a9" officeooo:paragraph-rsid="001ed2a9"/>
    </style:style>
    <style:style style:name="P162" style:family="paragraph" style:parent-style-name="Standard">
      <style:text-properties fo:color="#000000" loext:opacity="100%" officeooo:rsid="0061622c" officeooo:paragraph-rsid="0061622c"/>
    </style:style>
    <style:style style:name="P163" style:family="paragraph" style:parent-style-name="Standard">
      <style:text-properties fo:color="#000000" loext:opacity="100%" officeooo:rsid="00716545" officeooo:paragraph-rsid="00716545"/>
    </style:style>
    <style:style style:name="P164" style:family="paragraph" style:parent-style-name="Standard">
      <style:text-properties fo:color="#000000" loext:opacity="100%" officeooo:rsid="00716545" officeooo:paragraph-rsid="007433e0"/>
    </style:style>
    <style:style style:name="P165" style:family="paragraph" style:parent-style-name="Standard">
      <style:text-properties fo:color="#000000" loext:opacity="100%" officeooo:rsid="00768321" officeooo:paragraph-rsid="00768321"/>
    </style:style>
    <style:style style:name="P166" style:family="paragraph" style:parent-style-name="Standard">
      <style:text-properties fo:color="#000000" loext:opacity="100%" officeooo:rsid="0092694f" officeooo:paragraph-rsid="0092694f"/>
    </style:style>
    <style:style style:name="P167" style:family="paragraph" style:parent-style-name="Standard">
      <style:text-properties fo:color="#000000" loext:opacity="100%" officeooo:rsid="00d8d20d" officeooo:paragraph-rsid="00d8d20d"/>
    </style:style>
    <style:style style:name="P168" style:family="paragraph" style:parent-style-name="Standard">
      <style:text-properties fo:color="#000000" loext:opacity="100%" officeooo:rsid="00dee247" officeooo:paragraph-rsid="00dee247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officeooo:rsid="00d86aab" officeooo:paragraph-rsid="00ec6f9d"/>
    </style:style>
    <style:style style:name="P170" style:family="paragraph" style:parent-style-name="Standard">
      <style:text-properties fo:color="#000000" loext:opacity="100%" officeooo:rsid="00d756d6" officeooo:paragraph-rsid="00d756d6"/>
    </style:style>
    <style:style style:name="P171" style:family="paragraph" style:parent-style-name="Standard">
      <style:text-properties fo:color="#c9211e" loext:opacity="100%" style:font-name="Liberation Serif" officeooo:rsid="00188e1a" officeooo:paragraph-rsid="00188e1a"/>
    </style:style>
    <style:style style:name="P172" style:family="paragraph" style:parent-style-name="Standard">
      <style:text-properties fo:color="#c9211e" loext:opacity="100%" style:font-name="Liberation Serif" officeooo:rsid="001b3fb8" officeooo:paragraph-rsid="001b3fb8"/>
    </style:style>
    <style:style style:name="P173" style:family="paragraph" style:parent-style-name="Standard">
      <style:text-properties fo:color="#c9211e" loext:opacity="100%" style:font-name="Liberation Serif" officeooo:rsid="007e55fb" officeooo:paragraph-rsid="007e55fb"/>
    </style:style>
    <style:style style:name="P174" style:family="paragraph" style:parent-style-name="Standard">
      <style:text-properties fo:color="#c9211e" loext:opacity="100%" style:font-name="Liberation Serif" officeooo:rsid="007e55fb" officeooo:paragraph-rsid="008cd639"/>
    </style:style>
    <style:style style:name="P175" style:family="paragraph" style:parent-style-name="Standard">
      <style:text-properties fo:color="#c9211e" loext:opacity="100%" style:font-name="Liberation Serif" officeooo:rsid="00811917" officeooo:paragraph-rsid="00811917"/>
    </style:style>
    <style:style style:name="P176" style:family="paragraph" style:parent-style-name="Standard">
      <style:text-properties fo:color="#c9211e" loext:opacity="100%" style:font-name="Liberation Serif" officeooo:rsid="009a4890" officeooo:paragraph-rsid="009a4890"/>
    </style:style>
    <style:style style:name="P177" style:family="paragraph" style:parent-style-name="Standard">
      <style:text-properties fo:color="#c9211e" loext:opacity="100%" style:font-name="Liberation Serif" officeooo:rsid="00c8afd6" officeooo:paragraph-rsid="00c8afd6"/>
    </style:style>
    <style:style style:name="P178" style:family="paragraph" style:parent-style-name="Standard">
      <style:text-properties fo:color="#c9211e" loext:opacity="100%" style:font-name="Liberation Serif" officeooo:rsid="00d4ea1b" officeooo:paragraph-rsid="00d4ea1b"/>
    </style:style>
    <style:style style:name="P179" style:family="paragraph" style:parent-style-name="Standard">
      <style:text-properties fo:color="#c9211e" loext:opacity="100%" style:font-name="Liberation Serif" officeooo:rsid="001c9b37" officeooo:paragraph-rsid="008fbe36"/>
    </style:style>
    <style:style style:name="P180" style:family="paragraph" style:parent-style-name="Standard">
      <style:paragraph-properties fo:text-align="justify" style:justify-single-word="false"/>
      <style:text-properties officeooo:paragraph-rsid="00ec6f9d"/>
    </style:style>
    <style:style style:name="P181" style:family="paragraph" style:parent-style-name="Standard">
      <style:paragraph-properties fo:text-align="justify" style:justify-single-word="false"/>
      <style:text-properties officeooo:paragraph-rsid="001ed2a9"/>
    </style:style>
    <style:style style:name="P182" style:family="paragraph" style:parent-style-name="Standard">
      <style:paragraph-properties fo:text-align="justify" style:justify-single-word="false"/>
      <style:text-properties officeooo:paragraph-rsid="00d86aab"/>
    </style:style>
    <style:style style:name="P183" style:family="paragraph" style:parent-style-name="Standard">
      <style:text-properties officeooo:rsid="00189499" officeooo:paragraph-rsid="001a74d6"/>
    </style:style>
    <style:style style:name="P184" style:family="paragraph" style:parent-style-name="Standard">
      <style:text-properties officeooo:paragraph-rsid="001b3fb8"/>
    </style:style>
    <style:style style:name="P185" style:family="paragraph" style:parent-style-name="Standard">
      <style:text-properties officeooo:paragraph-rsid="0061622c"/>
    </style:style>
    <style:style style:name="P186" style:family="paragraph" style:parent-style-name="Standard">
      <style:text-properties officeooo:paragraph-rsid="00314a47"/>
    </style:style>
    <style:style style:name="P187" style:family="paragraph" style:parent-style-name="Standard">
      <style:text-properties officeooo:rsid="00679e75" officeooo:paragraph-rsid="00679e75"/>
    </style:style>
    <style:style style:name="P188" style:family="paragraph" style:parent-style-name="Standard">
      <style:text-properties officeooo:paragraph-rsid="00d756d6"/>
    </style:style>
    <style:style style:name="P189" style:family="paragraph" style:parent-style-name="Standard">
      <style:text-properties officeooo:paragraph-rsid="00e28aeb"/>
    </style:style>
    <style:style style:name="P190" style:family="paragraph" style:parent-style-name="Standard">
      <style:text-properties officeooo:paragraph-rsid="0092694f"/>
    </style:style>
    <style:style style:name="P191" style:family="paragraph" style:parent-style-name="Standard">
      <style:text-properties officeooo:paragraph-rsid="0024ab00"/>
    </style:style>
    <style:style style:name="P192" style:family="paragraph" style:parent-style-name="Standard">
      <style:paragraph-properties fo:text-align="start" style:justify-single-word="false"/>
      <style:text-properties officeooo:rsid="00fee563" officeooo:paragraph-rsid="00fee5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9499" style:font-style-asian="normal" style:font-style-complex="normal"/>
    </style:style>
    <style:style style:name="T4" style:family="text">
      <style:text-properties fo:font-style="normal" officeooo:rsid="001b3fb8" style:font-style-asian="normal" style:font-style-complex="normal"/>
    </style:style>
    <style:style style:name="T5" style:family="text">
      <style:text-properties fo:font-style="normal" officeooo:rsid="003b580e" style:font-style-asian="normal" style:font-style-complex="normal"/>
    </style:style>
    <style:style style:name="T6" style:family="text">
      <style:text-properties fo:font-style="normal" officeooo:rsid="00b1fb93" style:font-style-asian="normal" style:font-style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ed2a9"/>
    </style:style>
    <style:style style:name="T9" style:family="text">
      <style:text-properties fo:color="#000000" loext:opacity="100%" style:font-name="Liberation Serif" fo:font-style="normal" officeooo:rsid="0022d803" style:font-style-asian="normal" style:font-style-complex="normal"/>
    </style:style>
    <style:style style:name="T10" style:family="text">
      <style:text-properties fo:color="#000000" loext:opacity="100%" style:font-name="Liberation Serif" fo:font-style="normal" officeooo:rsid="0061622c" style:font-style-asian="normal" style:font-style-complex="normal"/>
    </style:style>
    <style:style style:name="T11" style:family="text">
      <style:text-properties fo:color="#000000" loext:opacity="100%" style:font-name="Liberation Serif" officeooo:rsid="002aa001"/>
    </style:style>
    <style:style style:name="T12" style:family="text">
      <style:text-properties fo:color="#000000" loext:opacity="100%" style:font-name="Liberation Serif" officeooo:rsid="00314a47"/>
    </style:style>
    <style:style style:name="T13" style:family="text">
      <style:text-properties fo:color="#000000" loext:opacity="100%" style:font-name="Liberation Serif" officeooo:rsid="00d756d6"/>
    </style:style>
    <style:style style:name="T14" style:family="text">
      <style:text-properties fo:color="#000000" loext:opacity="100%" style:font-name="Liberation Serif" officeooo:rsid="00d7ef6e"/>
    </style:style>
    <style:style style:name="T15" style:family="text">
      <style:text-properties fo:color="#000000" loext:opacity="100%" style:font-name="Liberation Serif" officeooo:rsid="00d86aab"/>
    </style:style>
    <style:style style:name="T16" style:family="text">
      <style:text-properties fo:color="#000000" loext:opacity="100%" style:font-name="Liberation Serif" officeooo:rsid="00e28aeb"/>
    </style:style>
    <style:style style:name="T17" style:family="text">
      <style:text-properties fo:color="#000000" loext:opacity="100%" style:font-name="Liberation Serif" officeooo:rsid="00ec6f9d"/>
    </style:style>
    <style:style style:name="T18" style:family="text">
      <style:text-properties fo:color="#000000" loext:opacity="100%" style:font-name="Liberation Serif" officeooo:rsid="00dea5ed"/>
    </style:style>
    <style:style style:name="T19" style:family="text">
      <style:text-properties fo:font-variant="normal" fo:text-transform="none" fo:color="#222222" loext:opacity="100%" fo:letter-spacing="normal"/>
    </style:style>
    <style:style style:name="T20" style:family="text">
      <style:text-properties fo:font-variant="normal" fo:text-transform="none" fo:color="#222222" loext:opacity="100%" fo:letter-spacing="normal" fo:font-style="normal" fo:font-weight="normal"/>
    </style:style>
    <style:style style:name="T21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22" style:family="text">
      <style:text-properties fo:font-variant="normal" fo:text-transform="none" fo:color="#222222" loext:opacity="100%" fo:font-size="10.5pt" fo:letter-spacing="normal" fo:font-style="normal" fo:font-weight="normal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2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2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26" style:family="text">
      <style:text-properties officeooo:rsid="00263c90"/>
    </style:style>
    <style:style style:name="T27" style:family="text">
      <style:text-properties officeooo:rsid="0039d401"/>
    </style:style>
    <style:style style:name="T28" style:family="text">
      <style:text-properties officeooo:rsid="003b580e"/>
    </style:style>
    <style:style style:name="T29" style:family="text">
      <style:text-properties officeooo:rsid="003e65ac"/>
    </style:style>
    <style:style style:name="T30" style:family="text">
      <style:text-properties officeooo:rsid="00458ff0"/>
    </style:style>
    <style:style style:name="T31" style:family="text">
      <style:text-properties officeooo:rsid="00467697"/>
    </style:style>
    <style:style style:name="T32" style:family="text">
      <style:text-properties officeooo:rsid="00498912"/>
    </style:style>
    <style:style style:name="T33" style:family="text">
      <style:text-properties officeooo:rsid="0049e466"/>
    </style:style>
    <style:style style:name="T34" style:family="text">
      <style:text-properties officeooo:rsid="004a30c4"/>
    </style:style>
    <style:style style:name="T35" style:family="text">
      <style:text-properties officeooo:rsid="004cd75e"/>
    </style:style>
    <style:style style:name="T36" style:family="text">
      <style:text-properties officeooo:rsid="004d1c64"/>
    </style:style>
    <style:style style:name="T37" style:family="text">
      <style:text-properties officeooo:rsid="0054b1e6"/>
    </style:style>
    <style:style style:name="T38" style:family="text">
      <style:text-properties officeooo:rsid="005cd845"/>
    </style:style>
    <style:style style:name="T39" style:family="text">
      <style:text-properties officeooo:rsid="005f32e2"/>
    </style:style>
    <style:style style:name="T40" style:family="text">
      <style:text-properties officeooo:rsid="0061622c"/>
    </style:style>
    <style:style style:name="T41" style:family="text">
      <style:text-properties officeooo:rsid="006c1809"/>
    </style:style>
    <style:style style:name="T42" style:family="text">
      <style:text-properties officeooo:rsid="007433e0"/>
    </style:style>
    <style:style style:name="T43" style:family="text">
      <style:text-properties officeooo:rsid="00781a20"/>
    </style:style>
    <style:style style:name="T44" style:family="text">
      <style:text-properties officeooo:rsid="007872ee"/>
    </style:style>
    <style:style style:name="T45" style:family="text">
      <style:text-properties officeooo:rsid="007a0bfd"/>
    </style:style>
    <style:style style:name="T46" style:family="text">
      <style:text-properties officeooo:rsid="00811917"/>
    </style:style>
    <style:style style:name="T47" style:family="text">
      <style:text-properties officeooo:rsid="0092c090"/>
    </style:style>
    <style:style style:name="T48" style:family="text">
      <style:text-properties officeooo:rsid="0096ec1c"/>
    </style:style>
    <style:style style:name="T49" style:family="text">
      <style:text-properties officeooo:rsid="00971ff5"/>
    </style:style>
    <style:style style:name="T50" style:family="text">
      <style:text-properties officeooo:rsid="0099b4bc"/>
    </style:style>
    <style:style style:name="T51" style:family="text">
      <style:text-properties officeooo:rsid="009a4890"/>
    </style:style>
    <style:style style:name="T52" style:family="text">
      <style:text-properties officeooo:rsid="00a126ab"/>
    </style:style>
    <style:style style:name="T53" style:family="text">
      <style:text-properties officeooo:rsid="00a4a591"/>
    </style:style>
    <style:style style:name="T54" style:family="text">
      <style:text-properties officeooo:rsid="00a7fb98"/>
    </style:style>
    <style:style style:name="T55" style:family="text">
      <style:text-properties fo:color="#c9211e" loext:opacity="100%"/>
    </style:style>
    <style:style style:name="T56" style:family="text">
      <style:text-properties officeooo:rsid="00aebc2a"/>
    </style:style>
    <style:style style:name="T57" style:family="text">
      <style:text-properties officeooo:rsid="00afca31"/>
    </style:style>
    <style:style style:name="T58" style:family="text">
      <style:text-properties fo:font-size="16pt" fo:font-style="italic" fo:font-weight="bold" officeooo:rsid="006059fb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officeooo:rsid="00b40e9c"/>
    </style:style>
    <style:style style:name="T60" style:family="text">
      <style:text-properties officeooo:rsid="00b5b82e"/>
    </style:style>
    <style:style style:name="T61" style:family="text">
      <style:text-properties officeooo:rsid="00b70aa3"/>
    </style:style>
    <style:style style:name="T62" style:family="text">
      <style:text-properties officeooo:rsid="00bab80f"/>
    </style:style>
    <style:style style:name="T63" style:family="text">
      <style:text-properties officeooo:rsid="00bb8d94"/>
    </style:style>
    <style:style style:name="T64" style:family="text">
      <style:text-properties fo:color="#cccccc" loext:opacity="100%" fo:font-style="normal" style:font-style-asian="normal" style:font-style-complex="normal"/>
    </style:style>
    <style:style style:name="T65" style:family="text">
      <style:text-properties fo:color="#cccccc" loext:opacity="100%" fo:font-style="normal" officeooo:rsid="00b1fb93" style:font-style-asian="normal" style:font-style-complex="normal"/>
    </style:style>
    <style:style style:name="T66" style:family="text">
      <style:text-properties officeooo:rsid="00bc3b3b"/>
    </style:style>
    <style:style style:name="T67" style:family="text">
      <style:text-properties officeooo:rsid="00be13b0"/>
    </style:style>
    <style:style style:name="T68" style:family="text">
      <style:text-properties officeooo:rsid="00bf977a"/>
    </style:style>
    <style:style style:name="T69" style:family="text">
      <style:text-properties officeooo:rsid="00c2e46a"/>
    </style:style>
    <style:style style:name="T70" style:family="text">
      <style:text-properties officeooo:rsid="00c7db8b"/>
    </style:style>
    <style:style style:name="T71" style:family="text">
      <style:text-properties officeooo:rsid="00ce444b"/>
    </style:style>
    <style:style style:name="T72" style:family="text">
      <style:text-properties officeooo:rsid="00d2d065"/>
    </style:style>
    <style:style style:name="T73" style:family="text">
      <style:text-properties officeooo:rsid="00d438b4"/>
    </style:style>
    <style:style style:name="T74" style:family="text">
      <style:text-properties officeooo:rsid="00d4ea1b"/>
    </style:style>
    <style:style style:name="T75" style:family="text">
      <style:text-properties officeooo:rsid="00d58edd"/>
    </style:style>
    <style:style style:name="T76" style:family="text">
      <style:text-properties officeooo:rsid="00d756d6"/>
    </style:style>
    <style:style style:name="T77" style:family="text">
      <style:text-properties officeooo:rsid="00da0fb2"/>
    </style:style>
    <style:style style:name="T78" style:family="text">
      <style:text-properties officeooo:rsid="00deeaae"/>
    </style:style>
    <style:style style:name="T79" style:family="text">
      <style:text-properties officeooo:rsid="00e1cc54"/>
    </style:style>
    <style:style style:name="T80" style:family="text">
      <style:text-properties officeooo:rsid="00e28aeb"/>
    </style:style>
    <style:style style:name="T81" style:family="text">
      <style:text-properties officeooo:rsid="00e3d20b"/>
    </style:style>
    <style:style style:name="T82" style:family="text">
      <style:text-properties officeooo:rsid="00e4d3cd"/>
    </style:style>
    <style:style style:name="T83" style:family="text">
      <style:text-properties officeooo:rsid="00f0fc96"/>
    </style:style>
    <style:style style:name="T84" style:family="text">
      <style:text-properties style:font-name="Liberation Serif"/>
    </style:style>
    <style:style style:name="T85" style:family="text">
      <style:text-properties style:font-name="Liberation Serif" fo:font-style="normal" style:font-style-asian="normal" style:font-style-complex="normal"/>
    </style:style>
    <style:style style:name="T86" style:family="text">
      <style:text-properties style:font-name="Liberation Serif" fo:font-style="normal" officeooo:rsid="00189499" style:font-style-asian="normal" style:font-style-complex="normal"/>
    </style:style>
    <style:style style:name="T87" style:family="text">
      <style:text-properties style:font-name="Liberation Serif" fo:font-style="normal" officeooo:rsid="0029b379" style:font-style-asian="normal" style:font-style-complex="normal"/>
    </style:style>
    <style:style style:name="T88" style:family="text">
      <style:text-properties style:font-name="Liberation Serif" fo:font-style="normal" officeooo:rsid="0022d803" style:font-style-asian="normal" style:font-style-complex="normal"/>
    </style:style>
    <style:style style:name="T89" style:family="text">
      <style:text-properties style:font-name="Liberation Serif" officeooo:rsid="00da0fb2"/>
    </style:style>
    <style:style style:name="T90" style:family="text">
      <style:text-properties style:font-name="Liberation Serif" officeooo:rsid="002593df"/>
    </style:style>
    <style:style style:name="T91" style:family="text">
      <style:text-properties style:font-name="Liberation Serif" officeooo:rsid="0061622c"/>
    </style:style>
    <style:style style:name="T92" style:family="text">
      <style:text-properties style:font-name="Liberation Serif" officeooo:rsid="007433e0"/>
    </style:style>
    <style:style style:name="T93" style:family="text">
      <style:text-properties style:font-name="Liberation Serif" officeooo:rsid="00d58edd"/>
    </style:style>
    <style:style style:name="T94" style:family="text">
      <style:text-properties style:font-name="Liberation Serif" officeooo:rsid="00deeaae"/>
    </style:style>
    <style:style style:name="T95" style:family="text">
      <style:text-properties style:font-name="Liberation Serif" officeooo:rsid="00ec6f9d"/>
    </style:style>
    <style:style style:name="T96" style:family="text">
      <style:text-properties style:font-name="Liberation Serif" officeooo:rsid="0024ab00"/>
    </style:style>
    <style:style style:name="T97" style:family="text">
      <style:text-properties style:font-name="Liberation Serif" officeooo:rsid="00263c90"/>
    </style:style>
    <style:style style:name="T98" style:family="text">
      <style:text-properties style:font-name="Liberation Serif" fo:font-size="12pt"/>
    </style:style>
    <style:style style:name="T99" style:family="text">
      <style:text-properties officeooo:rsid="00f5e086"/>
    </style:style>
    <style:style style:name="T100" style:family="text">
      <style:text-properties officeooo:rsid="00f8bfbd"/>
    </style:style>
    <style:style style:name="T101" style:family="text">
      <style:text-properties officeooo:rsid="00fa5d01"/>
    </style:style>
    <style:style style:name="T102" style:family="text">
      <style:text-properties officeooo:rsid="00fab854"/>
    </style:style>
    <style:style style:name="T103" style:family="text">
      <style:text-properties officeooo:rsid="001b3fb8"/>
    </style:style>
    <style:style style:name="T104" style:family="text">
      <style:text-properties officeooo:rsid="010378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ase install</text:p>
      <text:p text:style-name="P26"/>
      <text:p text:style-name="P26"/>
      <text:p text:style-name="P26"/>
      <text:p text:style-name="P27">Keymap</text:p>
      <text:p text:style-name="P27"><text:tab/>loadkeys hu</text:p>
      <text:p text:style-name="P27"/>
      <text:p text:style-name="P29">Enable <text:span text:style-name="T33">&amp; connect to WIFI</text:span></text:p>
      <text:p text:style-name="P30"><text:tab/></text:p>
      <text:p text:style-name="P30"><text:tab/>//sudo pacman -S<text:span text:style-name="T59">y</text:span> iw<text:span text:style-name="T34">d// </text:span><text:span text:style-name="T59">(should be downloaded already)</text:span></text:p>
      <text:p text:style-name="P29"><text:tab/>rfkill unblock wifi</text:p>
      <text:p text:style-name="P29"><text:tab/>iwctl</text:p>
      <text:p text:style-name="P29"><text:tab/>device list</text:p>
      <text:p text:style-name="P29"><text:tab/>station **device** scan</text:p>
      <text:p text:style-name="P29"><text:tab/>station **device** get-network<text:span text:style-name="T32">s</text:span></text:p>
      <text:p text:style-name="P29"><text:tab/><text:span text:style-name="T32">station **device** connect **SSID**</text:span></text:p>
      <text:p text:style-name="P27"/>
      <text:p text:style-name="P27">Time</text:p>
      <text:p text:style-name="P27"><text:tab/>timedatectl set-ntp true</text:p>
      <text:p text:style-name="P27"/>
      <text:p text:style-name="P27">Mirrorlist</text:p>
      <text:p text:style-name="P27"><text:tab/>pacman -Syyy</text:p>
      <text:p text:style-name="P27"><text:tab/>pacman -S reflector</text:p>
      <text:p text:style-name="P27"><text:tab/>reflector -c Hungary -a 6 --sort rate --save <text:span text:style-name="T2">/etc/pacman.d/mirrorlist</text:span></text:p>
      <text:p text:style-name="P31"><text:tab/>pacman -Syyy</text:p>
      <text:p text:style-name="P31"/>
      <text:p text:style-name="P31">Partitions</text:p>
      <text:p text:style-name="P31"/>
      <text:p text:style-name="P31"><text:tab/>ls /sys/firmware/efi/efivars</text:p>
      <text:p text:style-name="P31"><text:tab/><text:tab/><text:span text:style-name="T39">Ha kiírja a mappa tartalmát, akkor UEFI, ha nem akkor BIOS</text:span></text:p>
      <text:p text:style-name="P31"/>
      <text:p text:style-name="P79"/>
      <text:p text:style-name="P32"><text:span text:style-name="T58">UEFI install:</text:span><text:tab/></text:p>
      <text:p text:style-name="P31"/>
      <text:p text:style-name="P40"><text:tab/>fdisk /dev/sda</text:p>
      <text:p text:style-name="P31"><text:span text:style-name="T80">EFI<text:tab/><text:tab/></text:span>g (gpt) → n (new) → ENTER → ENTER → +<text:span text:style-name="T56">5</text:span><text:span text:style-name="T80">00</text:span>M (size of EFI)→ t → 1 (EFI type)</text:p>
      <text:p text:style-name="P41">ROOT <text:tab/>n → ENTER → ENTER → ENTER → 30G</text:p>
      <text:p text:style-name="P33"/>
      <text:p text:style-name="P33"><text:span text:style-name="T80">HOME</text:span><text:tab/> <text:tab/>n → ENTER → ENTER → ENTER <text:s/>→ <text:span text:style-name="T80">t → 3 </text:span></text:p>
      <text:p text:style-name="P31"><text:tab/><text:tab/><text:span text:style-name="T27">w (write)</text:span></text:p>
      <text:p text:style-name="P31"/>
      <text:p text:style-name="P31"><text:tab/></text:p>
      <text:p text:style-name="P31">Formatting the created partitions</text:p>
      <text:p text:style-name="P31"><text:tab/>mkfs.fat -F32 /dev/sda1</text:p>
      <text:p text:style-name="P31"><text:tab/>mkfs.ext4 /dev/sda2</text:p>
      <text:p text:style-name="P31"/>
      <text:p text:style-name="P31"><text:tab/><text:span text:style-name="T81">mkfs.ext4 /dev/sda3</text:span></text:p>
      <text:p text:style-name="P31"/>
      <text:p text:style-name="P31">Mounting formatted partitions</text:p>
      <text:p text:style-name="P31"><text:tab/>mount /dev/sda2 /mnt</text:p>
      <text:p text:style-name="P31"><text:tab/>mkdir /mnt/boot</text:p>
      <text:p text:style-name="P34"><text:tab/>mount /dev/sda1 /mnt/<text:span text:style-name="T30">boot</text:span></text:p>
      <text:p text:style-name="P34"/>
      <text:p text:style-name="P34"><text:tab/><text:span text:style-name="T82">mkdir /mnt/home</text:span></text:p>
      <text:p text:style-name="P34"><text:tab/><text:span text:style-name="T82">mount /dev/sda3 /mnt/home</text:span></text:p>
      <text:p text:style-name="P34"/>
      <text:p text:style-name="P34"/>
      <text:p text:style-name="P80">BIOS install</text:p>
      <text:p text:style-name="P34">fdisk /dev/sda</text:p>
      <text:p text:style-name="P34"><text:tab/> n (new) → <text:span text:style-name="T56">p (primary partition)</text:span>→ ENTER → ENTER → ENTER (adding all to root) → <text:span text:style-name="T57">w</text:span></text:p>
      <text:p text:style-name="P34"/>
      <text:p text:style-name="P35">Formatting the created partitions</text:p>
      <text:p text:style-name="P35"><text:tab/><text:span text:style-name="T57">mkfs.ext4 /dev/sda1</text:span></text:p>
      <text:p text:style-name="P35"><text:tab/><text:span text:style-name="T57">mount /dev/sda1 /mnt</text:span></text:p>
      <text:p text:style-name="P35"/>
      <text:p text:style-name="P35"/>
      <text:p text:style-name="P35">Mounting formatted partition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Base install</text:p>
      <text:p text:style-name="P31"><text:tab/>pacstrap /mnt base <text:span text:style-name="T54">base-devel</text:span> linux linux-firmware nano</text:p>
      <text:p text:style-name="P31"/>
      <text:p text:style-name="P31">Fstab </text:p>
      <text:p text:style-name="P31"><text:tab/>genfstab -U /mnt &gt;&gt; /mnt/etc/fstab</text:p>
      <text:p text:style-name="P31"/>
      <text:p text:style-name="P31"><text:soft-page-break/>Chroot (using commands no longer from the boot usb)</text:p>
      <text:p text:style-name="P31"><text:tab/>arch-chroot /mnt</text:p>
      <text:p text:style-name="P31"/>
      <text:p text:style-name="P31">Localization</text:p>
      <text:p text:style-name="P31"><text:tab/>ln -sf /usr/share/zoneinfo/Europe/Budapest /etc/localetime</text:p>
      <text:p text:style-name="P31"><text:tab/>hwclock --systohc</text:p>
      <text:p text:style-name="P31"><text:tab/>nano /etc/locale.gen</text:p>
      <text:p text:style-name="P27"><text:span text:style-name="T2"><text:tab/>*Uncomment </text:span><text:span text:style-name="T1">en_US.UTF-8 UTF-8</text:span></text:p>
      <text:p text:style-name="P31"/>
      <text:p text:style-name="P31"><text:tab/>locale-gen</text:p>
      <text:p text:style-name="P31"><text:tab/><text:span text:style-name="T60">nano /etc/locale.conf</text:span></text:p>
      <text:p text:style-name="P31"><text:tab/>LANG=en_US.UTF-8</text:p>
      <text:p text:style-name="P31"><text:tab/><text:span text:style-name="T60">nano </text:span>/etc/vconsole.conf</text:p>
      <text:p text:style-name="P31"><text:tab/>KEYMAP=hu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etting the system hostname:</text:p>
      <text:p text:style-name="P36"><text:tab/><text:span text:style-name="T61">nano /etc/hostname</text:span></text:p>
      <text:p text:style-name="P36"/>
      <text:p text:style-name="P36"><text:tab/>arch</text:p>
      <text:p text:style-name="P42"/>
      <text:p text:style-name="P42"/>
      <text:p text:style-name="P42"><text:tab/>nano /etc/hosts</text:p>
      <text:p text:style-name="P42"/>
      <text:p text:style-name="P31"><text:tab/>127.0.0.1<text:tab/>localhost</text:p>
      <text:p text:style-name="P31"><text:tab/>::1<text:tab/><text:tab/>localhost</text:p>
      <text:p text:style-name="P31"><text:tab/>127.0.1.1<text:tab/>arch.localdomain<text:tab/>arch</text:p>
      <text:p text:style-name="P31"/>
      <text:p text:style-name="P31">Setting the root password</text:p>
      <text:p text:style-name="P31"><text:tab/>passwd</text:p>
      <text:p text:style-name="P31"/>
      <text:p text:style-name="P31">Installing packages</text:p>
      <text:p text:style-name="P31"><text:tab/>pacman -S grub efibootmgr networkmanager network-manager-applet wireless_tools wpa_supplicant dialog os-prober base-devel linux-headers reflector git bluez bluez-utils xdg-utils xdg-user-dirs openssh <text:s/></text:p>
      <text:p text:style-name="P31"/>
      <text:p text:style-name="P43">Enable SSH connection</text:p>
      <text:p text:style-name="P43"><text:tab/>systemctl enable <text:span text:style-name="T29">sshd</text:span></text:p>
      <text:p text:style-name="P31"/>
      <text:p text:style-name="P31">Setting up GRUB</text:p>
      <text:p text:style-name="P31"><text:tab/>grub-install --target<text:span text:style-name="T31">=</text:span>x86_64-efi --efi-directory=/boot --bootloader-id=GRUB</text:p>
      <text:p text:style-name="P31"><text:tab/>grub-mkconfig -o /boot/grub/grub.cfg</text:p>
      <text:p text:style-name="P31"><text:soft-page-break/></text:p>
      <text:p text:style-name="P31">Enabling internet</text:p>
      <text:p text:style-name="P31"><text:tab/>systemctl enable NetworkManager</text:p>
      <text:p text:style-name="P31"/>
      <text:p text:style-name="P31">Enabling bluetooth</text:p>
      <text:p text:style-name="P31"><text:tab/>systemctl enable bluetooth</text:p>
      <text:p text:style-name="P31"/>
      <text:p text:style-name="P31">Adding a new user (which we will use)</text:p>
      <text:p text:style-name="P27"><text:span text:style-name="T2"><text:tab/>useradd -mG </text:span><text:span text:style-name="T5">wheel</text:span><text:span text:style-name="T2"> hakszi</text:span></text:p>
      <text:p text:style-name="P31"><text:tab/>passwd <text:span text:style-name="T28">hakszi</text:span></text:p>
      <text:p text:style-name="P31"/>
      <text:p text:style-name="P27"><text:span text:style-name="T2">EDITOR</text:span><text:span text:style-name="T3">=nano visudo</text:span></text:p>
      <text:p text:style-name="P44"><text:tab/>*uncomment*</text:p>
      <text:p text:style-name="P44"><text:tab/>%<text:span text:style-name="T28">wheel</text:span> ALL=(ALL) ALL</text:p>
      <text:p text:style-name="P45"/>
      <text:p text:style-name="P46">Save changes by rebooting</text:p>
      <text:p text:style-name="P46"><text:tab/>exit</text:p>
      <text:p text:style-name="P46"><text:tab/>umount -a</text:p>
      <text:p text:style-name="P46"><text:tab/>reboot</text:p>
      <text:p text:style-name="P46"/>
      <text:p text:style-name="P1"><text:span text:style-name="T84"/></text:p>
      <text:p text:style-name="P1"><text:span text:style-name="T84"/></text:p>
      <text:p text:style-name="P1"><text:span text:style-name="T84"/></text:p>
      <text:p text:style-name="P53">AFTER REBOOT</text:p>
      <text:p text:style-name="P47"/>
      <text:p text:style-name="P54">Set up internet on wireless device<text:span text:style-name="T63">t</text:span></text:p>
      <text:p text:style-name="P53">sudo nmtui </text:p>
      <text:p text:style-name="P53"><text:tab/><text:span text:style-name="T62">Active a connection</text:span></text:p>
      <text:p text:style-name="P53"><text:tab/><text:span text:style-name="T62">click on device, enter password</text:span></text:p>
      <text:p text:style-name="P53"><text:tab/><text:span text:style-name="T62">quit</text:span></text:p>
      <text:p text:style-name="P54">ping google.com</text:p>
      <text:p text:style-name="P1"><text:span text:style-name="T84"/></text:p>
      <text:p text:style-name="P1"><text:a xlink:type="simple" xlink:href="https://wiki.manjaro.org/index.php/Configure_Graphics_Cards" text:style-name="Internet_20_link" text:visited-style-name="Visited_20_Internet_20_Link"><text:span text:style-name="T84">Install graphics drivers</text:span></text:a></text:p>
      <text:p text:style-name="P48"/>
      <text:p text:style-name="P48"><text:tab/><text:span text:style-name="T63">suod pacman -S xf86-video-amdgpu</text:span></text:p>
      <text:p text:style-name="P81"><text:span text:style-name="T2"><text:tab/></text:span><text:span text:style-name="T64">sudo mhwd -a </text:span><text:span text:style-name="T65">pci</text:span><text:span text:style-name="T64"> </text:span><text:span text:style-name="T65">free</text:span><text:span text:style-name="T64"> 0300</text:span></text:p>
      <text:p text:style-name="P121"><text:span text:style-name="T2"><text:tab/><text:tab/></text:span><text:span text:style-name="T6">instead of free (community provided) you can use nonfree (hardware manufacturer’s)</text:span></text:p>
      <text:p text:style-name="P122"><text:tab/>https://gitlab.manjaro.org/applications/mhwd</text:p>
      <text:p text:style-name="P122"/>
      <text:p text:style-name="P123"><text:tab/>AMDgpu open driver:</text:p>
      <text:p text:style-name="P123"><text:tab/><text:tab/>xf86-video-amdgpu</text:p>
      <text:p text:style-name="P123"/>
      <text:p text:style-name="P123"><text:tab/>Nvidia open driver:</text:p>
      <text:p text:style-name="P123"><text:tab/><text:tab/>xf86-video-nouveau</text:p>
      <text:p text:style-name="P123"/>
      <text:p text:style-name="P123"/>
      <text:p text:style-name="P123"><text:tab/>Nvidia proprietary driver :</text:p>
      <text:p text:style-name="P123"><text:tab/><text:tab/>nvidia-340xx <text:tab/><text:tab/>older cards ( NVS 310 , GT,GTX 3xx,4xx 5xx) series</text:p>
      <text:p text:style-name="P123"><text:tab/><text:tab/>nvidia-390xx <text:tab/><text:tab/>( GTX 6xx 7xx 9xx)</text:p>
      <text:p text:style-name="P123"><text:soft-page-break/><text:tab/><text:tab/>nvidia-418xx <text:tab/><text:tab/>(RTX 2060, gtx 10xx ) series </text:p>
      <text:p text:style-name="P124"/>
      <text:p text:style-name="P46"/>
      <text:p text:style-name="P46">Installing display server (sadly we need Xorg for xfce)</text:p>
      <text:p text:style-name="P46"><text:tab/>sudo pacman -S xorg</text:p>
      <text:p text:style-name="P46"/>
      <text:p text:style-name="P46"/>
      <text:p text:style-name="P46"/>
      <text:p text:style-name="P46"/>
      <text:p text:style-name="P46"/>
      <text:p text:style-name="P46">Installing the desktop enviroment</text:p>
      <text:p text:style-name="P46"><text:tab/><text:span text:style-name="T36">XFCE</text:span></text:p>
      <text:p text:style-name="P46"><text:tab/><text:tab/>sudo pacman –Syu</text:p>
      <text:p text:style-name="P46"><text:tab/><text:tab/>sudo pacman -S xfce4 xfce4-goodie<text:span text:style-name="T66">s</text:span></text:p>
      <text:p text:style-name="P125"/>
      <text:p text:style-name="P49"/>
      <text:p text:style-name="P49"><text:tab/><text:span text:style-name="T36">Cinnamon</text:span></text:p>
      <text:p text:style-name="P49"><text:tab/><text:tab/>sudo pacman -S cinnamon <text:span text:style-name="T38">gnome</text:span><text:span text:style-name="T36">-terminal nemo-fileroller</text:span></text:p>
      <text:p text:style-name="P46"/>
      <text:p text:style-name="P55"/>
      <text:p text:style-name="P55"/>
      <text:p text:style-name="P55"/>
      <text:p text:style-name="P55"/>
      <text:p text:style-name="P55"/>
      <text:p text:style-name="P55"/>
      <text:p text:style-name="P55">Install your choice of display manager <text:span text:style-name="T37">(LOGIN manager):</text:span></text:p>
      <text:p text:style-name="P56"><text:tab/></text:p>
      <text:p text:style-name="P56"><text:tab/>SDDM</text:p>
      <text:p text:style-name="P57"><text:tab/><text:tab/>sudo pacman -S sddm</text:p>
      <text:p text:style-name="P57"><text:tab/><text:tab/>sudo systemctl enable sddm.service</text:p>
      <text:p text:style-name="P57"><text:tab/></text:p>
      <text:p text:style-name="P57"><text:tab/><text:span text:style-name="T35">LightDM</text:span></text:p>
      <text:p text:style-name="P57"><text:tab/><text:tab/>sudo pacman -S lightdm lightdm-gtk-greeter lightdm-gtk-greeter-settings</text:p>
      <text:p text:style-name="P57"><text:tab/><text:tab/>sudo systemctl enable lightdm</text:p>
      <text:p text:style-name="P57"/>
      <text:p text:style-name="P58">If something is not working, check these:</text:p>
      <text:p text:style-name="P57"><text:s text:c="2"/><text:tab/>Disable Secure Boot</text:p>
      <text:p text:style-name="P57"><text:s text:c="4"/><text:tab/>Disable Launch CSM or Legacy Support</text:p>
      <text:p text:style-name="P57"><text:s text:c="4"/><text:tab/>Set Boot Mode to UEFI</text:p>
      <text:p text:style-name="P57"><text:s text:c="4"/><text:tab/>Enable USB Boot</text:p>
      <text:p text:style-name="P57"><text:s text:c="4"/><text:tab/>Set USB Disk as boot priority</text:p>
      <text:p text:style-name="P46"><text:tab/><text:tab/></text:p>
      <text:p text:style-name="P31"/>
      <text:p text:style-name="P59"/>
      <text:p text:style-name="P24"/>
      <text:p text:style-name="P25">Post install:</text:p>
      <text:p text:style-name="P31"/>
      <text:p text:style-name="P37">If it won't stick to hungarian keyboard:</text:p>
      <text:p text:style-name="P62"><text:tab/>sudo nano /etc/vconsole.conf</text:p>
      <text:p text:style-name="P28"><text:tab/><text:span text:style-name="T2">localectl set-keymap --no-convert hu</text:span></text:p>
      <text:p text:style-name="P38"><text:tab/></text:p>
      <text:p text:style-name="P38"><text:tab/>setxkbmap hu</text:p>
      <text:p text:style-name="P37"><text:tab/>localectl set-x11-keymap hu <text:span text:style-name="T72">$USER</text:span></text:p>
      <text:p text:style-name="P37"/>
      <text:p text:style-name="P63">BIOS:<text:line-break/><text:tab/>Reactivating the screen backlight (useful after migrating from windows to linux, only BIOS)</text:p>
      <text:p text:style-name="P37"><text:tab/><text:tab/>sudo sed "s/\(GRUB_CMDLINE_LINUX=\)\"\"/\1\"acpi_osi=Linux <text:tab/><text:tab/><text:tab/><text:tab/><text:tab/>acpi_backlight=vendor\"/" /etc/default/grub -i </text:p>
      <text:p text:style-name="P37"/>
      <text:p text:style-name="P37"><text:tab/><text:tab/>sudo update-grub </text:p>
      <text:p text:style-name="P37"/>
      <text:p text:style-name="P37">Enable 32-bit applications:</text:p>
      <text:p text:style-name="P37"><text:tab/>nano /etc/pacman.conf</text:p>
      <text:p text:style-name="P37"><text:tab/><text:tab/>Search for [multilib]</text:p>
      <text:p text:style-name="P37"><text:tab/>uncomment:</text:p>
      <text:p text:style-name="P37"><text:tab/><text:tab/>include = /etc/pacman.d/mirrorlist</text:p>
      <text:p text:style-name="P39"><text:tab/></text:p>
      <text:p text:style-name="P39"><text:tab/><text:span text:style-name="T70">p</text:span>acman -Sy</text:p>
      <text:p text:style-name="P38"><text:tab/></text:p>
      <text:p text:style-name="P64"><text:tab/>Same but “faster”:</text:p>
      <text:p text:style-name="P39"><text:tab/><text:tab/><text:tab/>sed '93s/^#//' /etc/pacman.conf</text:p>
      <text:p text:style-name="P39"><text:tab/><text:tab/><text:tab/>sed '9<text:span text:style-name="T70">4</text:span>s/^#//' /etc/pacman.conf</text:p>
      <text:p text:style-name="P39"><text:tab/><text:tab/><text:tab/><text:tab/><text:span text:style-name="T70">if seems good use *sudo sed -i*</text:span></text:p>
      <text:p text:style-name="P37"/>
      <text:p text:style-name="P65">Speed install up:</text:p>
      <text:p text:style-name="P67"><text:tab/>Update mirrorlist</text:p>
      <text:p text:style-name="P67"><text:tab/>sudo pacman-mirrors --fasttrack</text:p>
      <text:p text:style-name="P68"><text:tab/>Use all cores:</text:p>
      <text:p text:style-name="P68"/>
      <text:p text:style-name="P68"><text:tab/><text:tab/>sudo nano /etc/makepkg.conf</text:p>
      <text:p text:style-name="P68"><text:tab/><text:tab/>search and uncomment MAKEFLAGS line, and edit it as follows:</text:p>
      <text:p text:style-name="P68"><text:tab/><text:tab/><text:tab/>MAKEFLAGS=”-j$(nproc)”</text:p>
      <text:p text:style-name="P68"><text:tab/></text:p>
      <text:p text:style-name="P68"><text:tab/>Enable parallel downloads</text:p>
      <text:p text:style-name="P68"><text:tab/><text:tab/>sudo sed -i '/ParallelDownloads/s/^#//g' /etc/pacman.conf</text:p>
      <text:p text:style-name="P68"/>
      <text:p text:style-name="P2"><text:span text:style-name="T84"><text:tab/></text:span><text:a xlink:type="simple" xlink:href="https://wiki.archlinux.org/title/Makepkg#Building_optimized_binaries" text:style-name="Internet_20_link" text:visited-style-name="Visited_20_Internet_20_Link"><text:span text:style-name="T84">Building optimized binaries</text:span></text:a></text:p>
      <text:p text:style-name="P68"/>
      <text:p text:style-name="P68"><text:tab/><text:tab/>sudo nano /etc/makepkg.conf</text:p>
      <text:p text:style-name="P68"><text:tab/><text:tab/><text:tab/>remove any -march and -mtune flags, then add -march=native</text:p>
      <text:p text:style-name="P68"/>
      <text:p text:style-name="P68"><text:tab/><text:tab/><text:span text:style-name="T71">to see what this enables run:</text:span></text:p>
      <text:p text:style-name="P68"><text:tab/><text:tab/><text:tab/>gcc -march=native -v -Q –help=target</text:p>
      <text:p text:style-name="P68"><text:soft-page-break/></text:p>
      <text:p text:style-name="P31"/>
      <text:p text:style-name="P32">Install packages:</text:p>
      <text:p text:style-name="P50"><text:tab/>sudo pacman -S --needed git base-devel --noconfirm</text:p>
      <text:p text:style-name="P50"/>
      <text:p text:style-name="P50"><text:tab/>Installing AUR manager (yay):</text:p>
      <text:p text:style-name="P183"><text:span text:style-name="T85"><text:tab/><text:tab/>git clone </text:span><text:a xlink:type="simple" xlink:href="https://aur.archlinux.org/yay-git" text:style-name="Internet_20_link" text:visited-style-name="Visited_20_Internet_20_Link"><text:span text:style-name="T85">https://aur.archlinux.org/yay-git</text:span></text:a></text:p>
      <text:p text:style-name="P50"><text:tab/><text:tab/>cd yay-git</text:p>
      <text:p text:style-name="P50"><text:tab/><text:tab/>makepkg -<text:span text:style-name="T67">si</text:span></text:p>
      <text:p text:style-name="P50"><text:tab/><text:tab/>cd ~</text:p>
      <text:p text:style-name="P50"><text:tab/><text:tab/>sudo rm -rf yay-git</text:p>
      <text:p text:style-name="P50"/>
      <text:p text:style-name="P51"><text:tab/>Installing SNAP:</text:p>
      <text:p text:style-name="P51"><text:span text:style-name="T68"><text:tab/><text:tab/></text:span>yay -S snapd</text:p>
      <text:p text:style-name="P50"><text:tab/><text:tab/>sudo systemctl enable --now snapd.socket </text:p>
      <text:p text:style-name="P50"><text:tab/><text:tab/>sudo ln -s /var/lib/snapd/snap/snap</text:p>
      <text:p text:style-name="P50"/>
      <text:p text:style-name="P50"><text:tab/><text:span text:style-name="T77">Using GUI pamac:</text:span></text:p>
      <text:p text:style-name="P50"><text:tab/><text:tab/>pamac install base-devel git</text:p>
      <text:p text:style-name="P50"><text:tab/><text:tab/><text:span text:style-name="T77">sudo pacman -S </text:span>pamac-gtk</text:p>
      <text:p text:style-name="P50"><text:tab/><text:tab/></text:p>
      <text:p text:style-name="P50"/>
      <text:p text:style-name="P82"><text:span text:style-name="T2"/></text:p>
      <text:p text:style-name="P83"><text:span text:style-name="T2"><text:tab/><text:tab/></text:span><text:span text:style-name="T4">PACMAN -S</text:span></text:p>
      <text:list xml:id="list3611873059" text:style-name="L1">
        <text:list-item>
          <text:p text:style-name="P60">linux-lts</text:p>
        </text:list-item>
        <text:list-item>
          <text:p text:style-name="P60">virtualbox</text:p>
        </text:list-item>
        <text:list-item>
          <text:p text:style-name="P60">kdeconnect</text:p>
        </text:list-item>
        <text:list-item>
          <text:p text:style-name="P60">redshift</text:p>
        </text:list-item>
        <text:list-item>
          <text:p text:style-name="P84">libreoffice</text:p>
        </text:list-item>
        <text:list-item>
          <text:p text:style-name="P84">gnome-disk-utility</text:p>
        </text:list-item>
        <text:list-item>
          <text:p text:style-name="P84">neofetch</text:p>
        </text:list-item>
        <text:list-item>
          <text:p text:style-name="P84">podman</text:p>
        </text:list-item>
        <text:list-item>
          <text:p text:style-name="P84">docker</text:p>
        </text:list-item>
        <text:list-item>
          <text:p text:style-name="P84">partitionmanager</text:p>
        </text:list-item>
        <text:list-item>
          <text:p text:style-name="P84">clam<text:span text:style-name="T77">av</text:span></text:p>
        </text:list-item>
        <text:list-item>
          <text:p text:style-name="P84">krita</text:p>
        </text:list-item>
        <text:list-item>
          <text:p text:style-name="P84">vim <text:span text:style-name="T74">neovim</text:span></text:p>
        </text:list-item>
        <text:list-item>
          <text:p text:style-name="P84">pavucontrol alsa-firmware alsa-utils alsa-plugins pulseaudio-alsa pulseaudio</text:p>
        </text:list-item>
        <text:list-item>
          <text:p text:style-name="P85">viewnior</text:p>
        </text:list-item>
        <text:list-item>
          <text:p text:style-name="P85">fdupes</text:p>
        </text:list-item>
        <text:list-item>
          <text:p text:style-name="P85">calibre</text:p>
        </text:list-item>
        <text:list-item>
          <text:p text:style-name="P85">gparted</text:p>
        </text:list-item>
        <text:list-item>
          <text:p text:style-name="P85">obs-studio</text:p>
        </text:list-item>
        <text:list-item>
          <text:p text:style-name="P85">putty</text:p>
        </text:list-item>
        <text:list-item>
          <text:p text:style-name="P86">torbrowser-launcher</text:p>
        </text:list-item>
        <text:list-item>
          <text:p text:style-name="P69">a52dec dvd+rw-tools dvdauthor dvgrab exfat-utils faac faad2 fuse-exfat gst-libav <text:s text:c="3"/>libdca libdvdcss libdvdnav libmad libmpeg2 </text:p>
        </text:list-item>
        <text:list-item>
          <text:p text:style-name="P69">tar rsync</text:p>
        </text:list-item>
        <text:list-item>
          <text:p text:style-name="P70"><text:span text:style-name="T69">zip </text:span>unzip</text:p>
        </text:list-item>
        <text:list-item>
          <text:p text:style-name="P71">qbitto<text:span text:style-name="T69">r</text:span>rent</text:p>
        </text:list-item>
        <text:list-item>
          <text:p text:style-name="P72">openssl</text:p>
        </text:list-item>
        <text:list-item>
          <text:p text:style-name="P72">xf86-input-synaptic<text:span text:style-name="T41">s</text:span></text:p>
        </text:list-item>
        <text:list-item>
          <text:p text:style-name="P73">nmap</text:p>
        </text:list-item>
        <text:list-item>
          <text:p text:style-name="P73">net-tools</text:p>
        </text:list-item>
        <text:list-item>
          <text:p text:style-name="P73">ufw-extras</text:p>
        </text:list-item>
        <text:list-item>
          <text:p text:style-name="P74">bat</text:p>
        </text:list-item>
        <text:list-item>
          <text:p text:style-name="P66">ccache</text:p>
        </text:list-item>
        <text:list-item>
          <text:p text:style-name="P66">pacman-contrib</text:p>
        </text:list-item>
        <text:list-item>
          <text:p text:style-name="P75">ncdu</text:p>
        </text:list-item>
        <text:list-item>
          <text:p text:style-name="P75">python</text:p>
        </text:list-item>
        <text:list-item>
          <text:p text:style-name="P75">zsh</text:p>
        </text:list-item>
        <text:list-item>
          <text:p text:style-name="P75">qt5ct</text:p>
          <text:list>
            <text:list-item>
              <text:p text:style-name="P77">For gaming:</text:p>
            </text:list-item>
          </text:list>
        </text:list-item>
        <text:list-item>
          <text:p text:style-name="P75">ttf-ms-fonts</text:p>
        </text:list-item>
        <text:list-item>
          <text:p text:style-name="P75">lutris</text:p>
        </text:list-item>
        <text:list-item>
          <text:p text:style-name="P77">steam</text:p>
        </text:list-item>
        <text:list-item>
          <text:p text:style-name="P78"><text:span text:style-name="T102">xorg </text:span>xorg-drivers xf86-video-amdgpu mesa</text:p>
        </text:list-item>
        <text:list-item>
          <text:p text:style-name="P78">mesa-git</text:p>
        </text:list-item>
        <text:list-item>
          <text:p text:style-name="P78">lib32-mesa</text:p>
        </text:list-item>
        <text:list-item>
          <text:p text:style-name="P78">vulkan-radeon</text:p>
        </text:list-item>
        <text:list-item>
          <text:p text:style-name="P78">lib32-vulkan-radeon</text:p>
        </text:list-item>
        <text:list-item>
          <text:p text:style-name="P119"><text:span text:style-name="T2">jre-openjdk</text:span></text:p>
        </text:list-item>
        <text:list-item>
          <text:p text:style-name="P119"><text:soft-page-break/><text:span text:style-name="T2">pciutils</text:span></text:p>
          <text:p text:style-name="P119"/>
        </text:list-item>
        <text:list-item>
          <text:p text:style-name="P120"><text:span text:style-name="T103">YAY -S</text:span></text:p>
        </text:list-item>
      </text:list>
      <text:list xml:id="list4027697173" text:style-name="L2">
        <text:list-item>
          <text:p text:style-name="P94">update-grub</text:p>
        </text:list-item>
        <text:list-item>
          <text:p text:style-name="P95">firefox</text:p>
        </text:list-item>
        <text:list-item>
          <text:p text:style-name="P89">stacer</text:p>
        </text:list-item>
        <text:list-item>
          <text:p text:style-name="P89">slimbookbattery</text:p>
        </text:list-item>
        <text:list-item>
          <text:p text:style-name="P89">qdirstat</text:p>
        </text:list-item>
        <text:list-item>
          <text:p text:style-name="P89">auto-cpufreq</text:p>
        </text:list-item>
        <text:list-item>
          <text:p text:style-name="P89">rider</text:p>
        </text:list-item>
        <text:list-item>
          <text:p text:style-name="P89">libcurl-gnutls</text:p>
        </text:list-item>
        <text:list-item>
          <text:p text:style-name="P89">zramswap</text:p>
        </text:list-item>
        <text:list-item>
          <text:p text:style-name="P89">dotnet-sdk-5.0-bin</text:p>
        </text:list-item>
        <text:list-item>
          <text:p text:style-name="P89">spotify</text:p>
        </text:list-item>
        <text:list-item>
          <text:p text:style-name="P89">vlc</text:p>
        </text:list-item>
        <text:list-item>
          <text:p text:style-name="P89">whiskers</text:p>
        </text:list-item>
        <text:list-item>
          <text:p text:style-name="P89">ufw</text:p>
        </text:list-item>
        <text:list-item>
          <text:p text:style-name="P89">engrampa</text:p>
        </text:list-item>
        <text:list-item>
          <text:p text:style-name="P89">curl</text:p>
        </text:list-item>
        <text:list-item>
          <text:p text:style-name="P89">youtube-dl</text:p>
        </text:list-item>
        <text:list-item>
          <text:p text:style-name="P89">electronmail (or electron-mail)</text:p>
        </text:list-item>
        <text:list-item>
          <text:p text:style-name="P89">qpdfview</text:p>
        </text:list-item>
        <text:list-item>
          <text:p text:style-name="P89">okular</text:p>
        </text:list-item>
        <text:list-item>
          <text:p text:style-name="P89">tripwire</text:p>
        </text:list-item>
        <text:list-item>
          <text:p text:style-name="P89">ossec</text:p>
        </text:list-item>
        <text:list-item>
          <text:p text:style-name="P89">maldet</text:p>
        </text:list-item>
        <text:list-item>
          <text:p text:style-name="P89">bc</text:p>
        </text:list-item>
        <text:list-item>
          <text:p text:style-name="P89">ntop</text:p>
        </text:list-item>
        <text:list-item>
          <text:p text:style-name="P89">htop</text:p>
        </text:list-item>
        <text:list-item>
          <text:p text:style-name="P93">firejail <text:span text:style-name="T77">firetools</text:span></text:p>
        </text:list-item>
        <text:list-item>
          <text:p text:style-name="P93">archlinux-contrib</text:p>
        </text:list-item>
        <text:list-item>
          <text:p text:style-name="P93">pamac-contrib</text:p>
        </text:list-item>
        <text:list-item>
          <text:p text:style-name="P93">libcanberra</text:p>
        </text:list-item>
        <text:list-item>
          <text:p text:style-name="P93">xfce4-pulseaudio-plugin</text:p>
        </text:list-item>
        <text:list-item>
          <text:p text:style-name="P96">xfce4-mixer</text:p>
        </text:list-item>
        <text:list-item>
          <text:p text:style-name="P98">arandr</text:p>
        </text:list-item>
        <text:list-item>
          <text:p text:style-name="P98">clearine-git</text:p>
        </text:list-item>
        <text:list-item>
          <text:p text:style-name="P98">xf86-input-synaptics</text:p>
        </text:list-item>
        <text:list-item>
          <text:p text:style-name="P99">neovim</text:p>
        </text:list-item>
        <text:list-item>
          <text:p text:style-name="P100">openrazer-daemon-git</text:p>
        </text:list-item>
        <text:list-item>
          <text:p text:style-name="P100">openrazer-driver-dkms-git</text:p>
        </text:list-item>
        <text:list-item>
          <text:p text:style-name="P100">openrazer-meta-git</text:p>
        </text:list-item>
        <text:list-item>
          <text:p text:style-name="P100">python-openrazer-git</text:p>
        </text:list-item>
        <text:list-item>
          <text:p text:style-name="P100">polychromatic-git</text:p>
        </text:list-item>
        <text:list-item>
          <text:p text:style-name="P100">matcha-gtk-theme</text:p>
        </text:list-item>
        <text:list-item>
          <text:p text:style-name="P101">archlinux-wallpaper</text:p>
        </text:list-item>
        <text:list-item>
          <text:p text:style-name="P97">arc-gtk-theme flatplat-theme-git vertex-themes</text:p>
        </text:list-item>
        <text:list-item>
          <text:p text:style-name="P102">balena-cli</text:p>
        </text:list-item>
        <text:list-item>
          <text:p text:style-name="P102">woeusb-ng</text:p>
        </text:list-item>
        <text:list-item>
          <text:p text:style-name="P103">lyx</text:p>
        </text:list-item>
        <text:list-item>
          <text:p text:style-name="P104">jdk</text:p>
        </text:list-item>
        <text:list-item>
          <text:p text:style-name="P104"><text:soft-page-break/>mkinitcpio-numlock</text:p>
        </text:list-item>
        <text:list-item>
          <text:p text:style-name="P105">safe-rm</text:p>
        </text:list-item>
        <text:list-item>
          <text:p text:style-name="P106">mhwd-amdgpu</text:p>
        </text:list-item>
        <text:list-item>
          <text:p text:style-name="P107">transmission-makepkg</text:p>
        </text:list-item>
        <text:list-item>
          <text:p text:style-name="P108">aur-out-of-date</text:p>
        </text:list-item>
        <text:list-item>
          <text:p text:style-name="P108">pkgbuild-watch</text:p>
        </text:list-item>
        <text:list-item>
          <text:p text:style-name="P108">pkgoutofdate-git</text:p>
        </text:list-item>
        <text:list-item>
          <text:p text:style-name="P110">github-desktop-<text:span text:style-name="T79">bin</text:span></text:p>
        </text:list-item>
        <text:list-item>
          <text:p text:style-name="P110">numix-gtk-theme</text:p>
        </text:list-item>
        <text:list-item>
          <text:p text:style-name="P110">flashplugin<text:line-break/></text:p>
          <text:list>
            <text:list-item>
              <text:p text:style-name="P110">These for gaming:</text:p>
            </text:list-item>
          </text:list>
        </text:list-item>
        <text:list-item>
          <text:p text:style-name="P110">dxvk-bin</text:p>
        </text:list-item>
        <text:list-item>
          <text:p text:style-name="P110">dotnet-runtime</text:p>
        </text:list-item>
        <text:list-item>
          <text:p text:style-name="P110">wine winetricks wine wine-gecko wine-mono</text:p>
        </text:list-item>
        <text:list-item>
          <text:p text:style-name="P110">vulkan-radeon</text:p>
        </text:list-item>
        <text:list-item>
          <text:p text:style-name="P110">rocm-opencl-runtime</text:p>
        </text:list-item>
        <text:list-item>
          <text:p text:style-name="P110">amf-amdgpu-pro</text:p>
        </text:list-item>
        <text:list-item>
          <text:p text:style-name="P110">proton</text:p>
        </text:list-item>
        <text:list-item>
          <text:p text:style-name="P110">lib32-gnutls lib32-libldap lib32-libgpg-error lib32-libxml2 lib32-alsa-plugins lib32-sdl2 lib32-freetype2 lib32-dbus lib32-libgcrypt libgcrypt lib32-mesa vulkan-radeon lib32-vulkan-radeon vulkan-icd-loader lib32-vulkan-icd-loader</text:p>
        </text:list-item>
        <text:list-item>
          <text:p text:style-name="P110">physx <text:s/>proton-ge-custom-bin libquicktime adobe-reader-11 nwn-gog</text:p>
          <text:p text:style-name="P107"/>
        </text:list-item>
      </text:list>
      <text:p text:style-name="P91"><text:tab/></text:p>
      <text:p text:style-name="P92">SNAP INSTALL</text:p>
      <text:list xml:id="list3215733259" text:style-name="L3">
        <text:list-item>
          <text:p text:style-name="P90">teams-for-linux</text:p>
        </text:list-item>
        <text:list-item>
          <text:p text:style-name="P90">discord</text:p>
        </text:list-item>
        <text:list-item>
          <text:p text:style-name="P90">jpg2pdf</text:p>
        </text:list-item>
        <text:list-item>
          <text:p text:style-name="P90">pdfmixtool</text:p>
        </text:list-item>
      </text:list>
      <text:p text:style-name="P61"/>
      <text:p text:style-name="P4"><text:span text:style-name="T85"><text:tab/></text:span><text:a xlink:type="simple" xlink:href="https://francopasut.medium.com/texlive-full-installation-in-linux-manjaro-via-pamac-manager-ab1c4d9262a8" text:style-name="Internet_20_link" text:visited-style-name="Visited_20_Internet_20_Link"><text:span text:style-name="T85">Install LaTeX packages</text:span></text:a></text:p>
      <text:p text:style-name="P76"><text:tab/></text:p>
      <text:p text:style-name="P76"/>
      <text:p text:style-name="P4"><text:span text:style-name="T85"/></text:p>
      <text:p text:style-name="P5"><text:span text:style-name="T85">If the screen would flicker:</text:span><text:a xlink:type="simple" xlink:href="https://wiki.archlinux.org/title/NVIDIA" text:style-name="Internet_20_link" text:visited-style-name="Visited_20_Internet_20_Link"><text:span text:style-name="T86">Read more here</text:span></text:a></text:p>
      <text:p text:style-name="P184"><text:span text:style-name="T86"><text:tab/><text:tab/><text:tab/> <text:s text:c="7"/></text:span><text:a xlink:type="simple" xlink:href="https://wiki.archlinux.org/title/Xfce#Display_blanking" text:style-name="Internet_20_link" text:visited-style-name="Visited_20_Internet_20_Link"><text:span text:style-name="T87">More on here</text:span></text:a></text:p>
      <text:p text:style-name="P52"/>
      <text:p text:style-name="P87"><text:span text:style-name="T3">S</text:span><text:span text:style-name="T2">tart services</text:span></text:p>
      <text:p text:style-name="P31"><text:tab/>sudo systemctl enable auto-cpufreq.service</text:p>
      <text:p text:style-name="P31"><text:tab/>sudo systemctl start auto-cpufreq.service </text:p>
      <text:p text:style-name="P31"><text:tab/>sudo systemctl enable zramswap.service</text:p>
      <text:p text:style-name="P31"><text:tab/>sudo systemctl start zramswap.service </text:p>
      <text:p text:style-name="P31"/>
      <text:p text:style-name="P31"/>
      <text:p text:style-name="P32"/>
      <text:p text:style-name="P76">Kernel settings: (paste into /etc/sysctl.conf)</text:p>
      <text:p text:style-name="P171">net.ipv6.conf.all.disable_ipv6 = 1</text:p>
      <text:p text:style-name="P171">vm.swappiness = 80</text:p>
      <text:p text:style-name="P171">vm.vfs_cache_pressure = 300</text:p>
      <text:p text:style-name="P171">vm.dirty_background_ratio = 5</text:p>
      <text:p text:style-name="P171">vm.dirty_ratio = 10</text:p>
      <text:p text:style-name="P171">vm.dirty_background_bytes = 4194304</text:p>
      <text:p text:style-name="P171">vm.dirty_bytes = 4194304</text:p>
      <text:p text:style-name="P171">vm.min_free_kbytes = 8192</text:p>
      <text:p text:style-name="P171">kernel.sysrq = 1</text:p>
      <text:p text:style-name="P171"/>
      <text:p text:style-name="P171">#Network tweaks</text:p>
      <text:p text:style-name="P171">net.ipv4.tcp_slow_start_after_idle = 0</text:p>
      <text:p text:style-name="P171">net.core.default_qdisc = cake</text:p>
      <text:p text:style-name="P171">net.ipv4.tcp_congestion_control = bbr</text:p>
      <text:p text:style-name="P171">#Receive queue</text:p>
      <text:p text:style-name="P171">net.core.netdev_max_backlog = 16384</text:p>
      <text:p text:style-name="P171">#Max connections</text:p>
      <text:p text:style-name="P171">net.core.somaxconn = 16384</text:p>
      <text:p text:style-name="P171">#Max memory</text:p>
      <text:p text:style-name="P171">net.core.rmem_default = 1048576</text:p>
      <text:p text:style-name="P171">net.core.rmem_max = 16777216</text:p>
      <text:p text:style-name="P171">net.core.wmem_default = 1048576</text:p>
      <text:p text:style-name="P171">net.core.wmem_max = 16777216</text:p>
      <text:p text:style-name="P171">net.core.optmem_max = 65536</text:p>
      <text:p text:style-name="P171">net.ipv4.tcp_rmem = 4096 1048576 2097152</text:p>
      <text:p text:style-name="P171">net.ipv4.tcp_wmem = 4096 65536 16777216</text:p>
      <text:p text:style-name="P171">#UDP Limit</text:p>
      <text:p text:style-name="P171">net.ipv4.udp_rmem_min = 8192</text:p>
      <text:p text:style-name="P171">net.ipv4.udp_wmem_min = 8192</text:p>
      <text:p text:style-name="P171">#TCP FastOpen feature</text:p>
      <text:p text:style-name="P171">net.ipv4.tcp_fastopen = 1</text:p>
      <text:p text:style-name="P27"/>
      <text:p text:style-name="P87"/>
      <text:p text:style-name="P87"/>
      <text:p text:style-name="P87"/>
      <text:p text:style-name="P88">GRUB settings</text:p>
      <text:p text:style-name="P87">Copy instead of the current one. *REVIEW THIS*</text:p>
      <text:p text:style-name="P4"><text:span text:style-name="T84">More on this </text:span><text:a xlink:type="simple" xlink:href="https://wiki.archlinux.org/title/GRUB" text:style-name="Internet_20_link" text:visited-style-name="Visited_20_Internet_20_Link"><text:span text:style-name="T84">here</text:span></text:a><text:span text:style-name="T84"> and </text:span><text:a xlink:type="simple" xlink:href="https://wiki.archlinux.org/title/GRUB/Tips_and_tricks" text:style-name="Internet_20_link" text:visited-style-name="Visited_20_Internet_20_Link"><text:span text:style-name="T84">here</text:span></text:a></text:p>
      <text:p text:style-name="P172"/>
      <text:p text:style-name="P87"/>
      <text:p text:style-name="P87"/>
      <text:p text:style-name="P87"/>
      <text:p text:style-name="P88">Customizing .bashrc</text:p>
      <text:p text:style-name="P4"><text:a xlink:type="simple" xlink:href="https://wiki.archlinux.org/title/bash" text:style-name="Internet_20_link" text:visited-style-name="Visited_20_Internet_20_Link"><text:span text:style-name="T84">Official guide</text:span></text:a></text:p>
      <text:p text:style-name="P87"/>
      <text:p text:style-name="P87">Preset manjaro:</text:p>
      <text:p text:style-name="P171"/>
      <text:p text:style-name="P171">PS1="\[\033[38;5;1m\]\u\[$(tput sgr0)\] \[$(tput bold)\]\W\[$(tput sgr0)\] \\$ \[$(tput sgr0)\]"</text:p>
      <text:p text:style-name="P171">neofetch <text:s/>--ascii_distro blackarch --color_blocks off --cpu_temp C --refresh_rate on --os_arch on --package_managers on --cpu_brand on --cpu_cores on --cpu_speed on --cpu_temp C --speed_type current </text:p>
      <text:p text:style-name="P173">#Actual used aliases</text:p>
      <text:p text:style-name="P173">alias calculator='bc -l'</text:p>
      <text:p text:style-name="P173">alias yaystat='sudo yay -Ps'</text:p>
      <text:p text:style-name="P173">alias pacman='sudo pacman'</text:p>
      <text:p text:style-name="P173">alias boot='systemd-analyze'</text:p>
      <text:p text:style-name="P173">alias error='sudo journalctl -p 3 -xb'</text:p>
      <text:p text:style-name="P173">alias firewall='sudo ufw status verbose'</text:p>
      <text:p text:style-name="P173">alias bashrc="nano ~/.bashrc &amp;&amp; source ~/.bashrc"</text:p>
      <text:p text:style-name="P173">alias diskusage=’ncdu’</text:p>
      <text:p text:style-name="P173"/>
      <text:p text:style-name="P173">#More readable / nicer look / <text:span text:style-name="T46">better usability</text:span></text:p>
      <text:p text:style-name="P173">alias vi='nvim'</text:p>
      <text:p text:style-name="P173">alias vim='nvim'</text:p>
      <text:p text:style-name="P173">alias mv='mv -vv'</text:p>
      <text:p text:style-name="P173">alias ping='prettyping'</text:p>
      <text:p text:style-name="P173">alias ls='ls –color=auto'</text:p>
      <text:p text:style-name="P173">alias df='df -h'</text:p>
      <text:p text:style-name="P173">alias diff='diff --color=auto'</text:p>
      <text:p text:style-name="P173">alias free='free -m'</text:p>
      <text:p text:style-name="P173">alias grep='grep --color=auto'</text:p>
      <text:p text:style-name="P173">alias ip='ip -color=auto'</text:p>
      <text:p text:style-name="P173">alias ls='ls --color=auto'</text:p>
      <text:p text:style-name="P173">alias more='less'</text:p>
      <text:p text:style-name="P175">alias nano='sudo nano'</text:p>
      <text:p text:style-name="P176">alias lsblk='lsblk -e 7'</text:p>
      <text:p text:style-name="P177">alias cat=’bat’</text:p>
      <text:p text:style-name="P178"/>
      <text:p text:style-name="P177"/>
      <text:p text:style-name="P173">#Are you sure?</text:p>
      <text:p text:style-name="P173">#copy</text:p>
      <text:p text:style-name="P173">alias cp='cp -i'</text:p>
      <text:p text:style-name="P173">#move / rename</text:p>
      <text:p text:style-name="P173">alias mv='mv -i'</text:p>
      <text:p text:style-name="P173">#delete</text:p>
      <text:p text:style-name="P174">alias rm='rm -i'</text:p>
      <text:p text:style-name="P174"/>
      <text:p text:style-name="P174"/>
      <text:p text:style-name="P174"/>
      <text:p text:style-name="P174"/>
      <text:p text:style-name="P179">#more secure and less secure firewall &amp; autologin settings</text:p>
      <text:p text:style-name="P179"><text:soft-page-break/>alias home='sudo bash ~/.config/home.sh'</text:p>
      <text:p text:style-name="P179">#<text:tab/>sed -i '/autologin-user=hakszi/s/^#//g' /etc/lightdm/lightdm.conf</text:p>
      <text:p text:style-name="P179">#<text:tab/>sudo systemctl start ufw</text:p>
      <text:p text:style-name="P179">#<text:tab/>sudo systemctl enable ufw</text:p>
      <text:p text:style-name="P179">#<text:tab/>sudo ufw allow ssh</text:p>
      <text:p text:style-name="P179">#<text:tab/>sudo ufw allow 22</text:p>
      <text:p text:style-name="P179">#<text:tab/>sudo ufw logging off</text:p>
      <text:p text:style-name="P179">#<text:tab/>sudo ufw default deny incoming</text:p>
      <text:p text:style-name="P179">#<text:tab/>sudo ufw default allow outgoing</text:p>
      <text:p text:style-name="P179">#<text:tab/>sudo ufw reload</text:p>
      <text:p text:style-name="P179"/>
      <text:p text:style-name="P179"/>
      <text:p text:style-name="P179">alias work='sudo bash ~/.config/work.sh'</text:p>
      <text:p text:style-name="P179">#<text:tab/>sed -i '/autologin-user=hakszi/s/^/#/g' /etc/lightdm/lightdm.conf</text:p>
      <text:p text:style-name="P179">#<text:tab/>sudo ufw delete allow 22</text:p>
      <text:p text:style-name="P179">#<text:tab/>sudo systemctl enable ufw --now</text:p>
      <text:p text:style-name="P179">#<text:tab/>sudo ufw deny ssh/tcp</text:p>
      <text:p text:style-name="P179">#<text:tab/>sudo ufw logging on</text:p>
      <text:p text:style-name="P179">#<text:tab/>sudo ufw default reject incoming</text:p>
      <text:p text:style-name="P179">#<text:tab/>sudo ufw default allow outgoing</text:p>
      <text:p text:style-name="P179">#<text:tab/>sudo ufw reload</text:p>
      <text:p text:style-name="P126"/>
      <text:p text:style-name="P128"><text:bookmark-ref text:reference-format="chapter" text:ref-name="auto-login"/>ENABLE AUTOLOGIN (click on bookmark)</text:p>
      <text:p text:style-name="P127"/>
      <text:p text:style-name="P127">Fonts:</text:p>
      <text:p text:style-name="P127"><text:tab/>yay -S ttf-ms-fonts timeshift --noconfirm -q</text:p>
      <text:p text:style-name="P157"><text:span text:style-name="T84"><text:tab/></text:span><text:a xlink:type="simple" xlink:href="https://wiki.manjaro.org/index.php/Improve_Font_Rendering" text:style-name="Internet_20_link" text:visited-style-name="Visited_20_Internet_20_Link"><text:span text:style-name="T84">Improve look of fonts</text:span></text:a></text:p>
      <text:p text:style-name="P127"/>
      <text:p text:style-name="P130">Enable trimming (SSD):</text:p>
      <text:p text:style-name="P130"><text:tab/>sudo systemctl enable fstrim.timer</text:p>
      <text:p text:style-name="P130"/>
      <text:p text:style-name="P130"/>
      <text:p text:style-name="P130">Update, upgrade &amp; reboot</text:p>
      <text:p text:style-name="P130"><text:tab/>sudo pacman -Syu --noconfirm -q</text:p>
      <text:p text:style-name="P130"><text:tab/>sudo pacman -Syyu --noconfirm -q</text:p>
      <text:p text:style-name="P130"><text:tab/>paccache -rvk3</text:p>
      <text:p text:style-name="P130"><text:tab/>yay -Syu --noconfirm</text:p>
      <text:p text:style-name="P130"><text:tab/>yay --clean -Sc --noconfirm</text:p>
      <text:p text:style-name="P130"><text:tab/>sudo snap refresh</text:p>
      <text:p text:style-name="P130"><text:tab/>reboot</text:p>
      <text:p text:style-name="P130"/>
      <text:p text:style-name="P130"/>
      <text:p text:style-name="P131"/>
      <text:p text:style-name="P131">Follow-up:</text:p>
      <text:p text:style-name="P130"/>
      <text:p text:style-name="P132">Security</text:p>
      <text:p text:style-name="P158"><text:span text:style-name="T84"><text:tab/></text:span><text:a xlink:type="simple" xlink:href="https://wiki.archlinux.org/title/Security#Enforcing_strong_passwords_with_pam_pwquality" text:style-name="Internet_20_link" text:visited-style-name="Visited_20_Internet_20_Link"><text:span text:style-name="T84">Enforcing strong passwords</text:span></text:a></text:p>
      <text:p text:style-name="P160"><text:span text:style-name="T84"><text:tab/></text:span><text:a xlink:type="simple" xlink:href="https://wiki.archlinux.org/title/firejail" text:style-name="Internet_20_link" text:visited-style-name="Visited_20_Internet_20_Link"><text:span text:style-name="T84">Running apps in sandbox (firejail)</text:span></text:a></text:p>
      <text:p text:style-name="P160"><text:span text:style-name="T84"><text:tab/></text:span><text:a xlink:type="simple" xlink:href="https://wiki.manjaro.org/index.php/Firejail" text:style-name="Internet_20_link" text:visited-style-name="Visited_20_Internet_20_Link"><text:span text:style-name="T89">Firejail (manjaro)</text:span></text:a></text:p>
      <text:p text:style-name="P160"><text:span text:style-name="T84"><text:tab/></text:span><text:a xlink:type="simple" xlink:href="https://wiki.archlinux.org/title/Polkit#Installation" text:style-name="Internet_20_link" text:visited-style-name="Visited_20_Internet_20_Link"><text:span text:style-name="T84">Running apps in sandbox (polkit)</text:span></text:a></text:p>
      <text:p text:style-name="P160"><text:span text:style-name="T84"><text:tab/></text:span><text:a xlink:type="simple" xlink:href="https://wiki.manjaro.org/index.php/Block_Lists_for_Deluge_%26_qBittorrent" text:style-name="Internet_20_link" text:visited-style-name="Visited_20_Internet_20_Link"><text:span text:style-name="T84">Block list for qbittorent</text:span></text:a></text:p>
      <text:p text:style-name="P160"><text:span text:style-name="T84"><text:tab/><text:tab/></text:span><text:a xlink:type="simple" xlink:href="http://hostex.de/?hash=MTEwOTIyLWlwZmlsdGVyLnYwMTUyLnppcA==&amp;fid=1316700423&amp;trace=11496907" text:style-name="Internet_20_link" text:visited-style-name="Visited_20_Internet_20_Link"><text:span text:style-name="T84">Download list here</text:span></text:a></text:p>
      <text:p text:style-name="P133"><text:tab/><text:tab/>Then unzip &amp; copy the results into ~/.config/qBittorrent/ipfilter.dat</text:p>
      <text:p text:style-name="P133"/>
      <text:p text:style-name="P133">Maintaining the system</text:p>
      <text:p text:style-name="P133"><text:tab/>Failed services:</text:p>
      <text:p text:style-name="P133"><text:tab/><text:tab/>systemctl –failed</text:p>
      <text:p text:style-name="P133"><text:line-break/><text:tab/>Logfiles:</text:p>
      <text:p text:style-name="P133"><text:tab/><text:tab/>journalctl -p 3 -b</text:p>
      <text:p text:style-name="P133"/>
      <text:p text:style-name="P161"><text:span text:style-name="T84"><text:tab/></text:span><text:a xlink:type="simple" xlink:href="https://archlinux.org/packages/community/any/archlinux-contrib/" text:style-name="Internet_20_link" text:visited-style-name="Visited_20_Internet_20_Link"><text:span text:style-name="T84">Arch-contrib</text:span></text:a></text:p>
      <text:p text:style-name="P161"><text:span text:style-name="T84"><text:tab/></text:span><text:a xlink:type="simple" xlink:href="https://archlinux.org/packages/community/x86_64/pacman-contrib/" text:style-name="Internet_20_link" text:visited-style-name="Visited_20_Internet_20_Link"><text:span text:style-name="T84">Pacman-contrib</text:span></text:a></text:p>
      <text:p text:style-name="P134"/>
      <text:p text:style-name="P134"><text:tab/>Check packages that were installed but no packages depend on them now:</text:p>
      <text:p text:style-name="P134"><text:tab/><text:tab/>pacman -Qtd</text:p>
      <text:p text:style-name="P134"/>
      <text:p text:style-name="P134"><text:tab/>Manually installed packages that no package depend on:</text:p>
      <text:p text:style-name="P134"><text:tab/><text:tab/>pacman -Qm</text:p>
      <text:p text:style-name="P134"/>
      <text:p text:style-name="P134"><text:tab/>Remove unused .pkg files from /var/cache/pacman/pkg/</text:p>
      <text:p text:style-name="P134"><text:tab/>Remove unused config files from ~/.config, ~/.cache/, ~/.local/share/</text:p>
      <text:p text:style-name="P161"><text:span text:style-name="T84"><text:tab/></text:span><text:a xlink:type="simple" xlink:href="https://www.commandlinefu.com/commands/view/8260/find-broken-symlinks" text:style-name="Internet_20_link" text:visited-style-name="Visited_20_Internet_20_Link"><text:span text:style-name="T84">Find</text:span></text:a><text:span text:style-name="T84"> and </text:span><text:a xlink:type="simple" xlink:href="https://ostechnix.com/how-to-find-broken-symlinks-and-delete-them-on-linux/" text:style-name="Internet_20_link" text:visited-style-name="Visited_20_Internet_20_Link"><text:span text:style-name="T84">delete</text:span></text:a><text:span text:style-name="T84"> broken symlinks</text:span></text:p>
      <text:p text:style-name="P134"/>
      <text:p text:style-name="P134">Kernel</text:p>
      <text:p text:style-name="P159"><text:span text:style-name="T84"><text:tab/></text:span><text:a xlink:type="simple" xlink:href="https://thacoon.com/posts/arch-linux-hardened-kernel/" text:style-name="Internet_20_link" text:visited-style-name="Visited_20_Internet_20_Link"><text:span text:style-name="T84">Hardened kernel</text:span></text:a></text:p>
      <text:p text:style-name="P159"><text:span text:style-name="T84"><text:tab/></text:span><text:a xlink:type="simple" xlink:href="https://itsfoss.com/switch-kernels-arch-linux/" text:style-name="Internet_20_link" text:visited-style-name="Visited_20_Internet_20_Link"><text:span text:style-name="T84">Change kernel version</text:span></text:a></text:p>
      <text:p text:style-name="P134"><text:tab/>Find Kernel version:</text:p>
      <text:p text:style-name="P134"><text:tab/><text:tab/>uname -r</text:p>
      <text:p text:style-name="P134"/>
      <text:p text:style-name="P135">Set look</text:p>
      <text:p text:style-name="P162"><text:span text:style-name="T90"><text:tab/></text:span><text:a xlink:type="simple" xlink:href="https://www.gnome-look.org/browse?cat=138" text:style-name="Internet_20_link" text:visited-style-name="Visited_20_Internet_20_Link"><text:span text:style-name="T90">XFCE themes </text:span></text:a></text:p>
      <text:p text:style-name="P162"><text:span text:style-name="T84"><text:tab/></text:span><text:a xlink:type="simple" xlink:href="https://www.youtube.com/watch?v=GR2y0xOIIdI" text:style-name="Internet_20_link" text:visited-style-name="Visited_20_Internet_20_Link"><text:span text:style-name="T88">Make xfce look modern</text:span></text:a></text:p>
      <text:p text:style-name="P185"><text:span text:style-name="T9"><text:tab/></text:span><text:a xlink:type="simple" xlink:href="https://www.gnome-look.org/browse?cat=133" text:style-name="Internet_20_link" text:visited-style-name="Visited_20_Internet_20_Link"><text:span text:style-name="T10">Cinnamon themes</text:span></text:a></text:p>
      <text:p text:style-name="P185"><text:span text:style-name="T84"><text:tab/></text:span><text:a xlink:type="simple" xlink:href="https://www.youtube.com/watch?v=MEdIA1EgMS0" text:style-name="Internet_20_link" text:visited-style-name="Visited_20_Internet_20_Link"><text:span text:style-name="T91">Cinnamon customization</text:span></text:a></text:p>
      <text:p text:style-name="P134"/>
      <text:p text:style-name="P136">Bash</text:p>
      <text:p text:style-name="P9"><text:span text:style-name="T11"><text:tab/></text:span><text:a xlink:type="simple" xlink:href="https://wiki.archlinux.org/title/User:Grufo/Color_System%27s_Bash_Prompt#/etc/bash.bashrc" text:style-name="Internet_20_link" text:visited-style-name="Visited_20_Internet_20_Link"><text:span text:style-name="T84">bashrc</text:span></text:a></text:p>
      <text:p text:style-name="P181"><text:span text:style-name="T11"><text:tab/></text:span><text:a xlink:type="simple" xlink:href="https://pastebin.com/LEkXXuST" text:style-name="Internet_20_link" text:visited-style-name="Visited_20_Internet_20_Link"><text:span text:style-name="T84">ultimate bashrc</text:span></text:a></text:p>
      <text:p text:style-name="P181"><text:span text:style-name="T11"><text:tab/></text:span><text:a xlink:type="simple" xlink:href="https://www.redhat.com/sysadmin/your-bashrc-file" text:style-name="Internet_20_link" text:visited-style-name="Visited_20_Internet_20_Link"><text:span text:style-name="T84">other bashrc files</text:span></text:a></text:p>
      <text:p text:style-name="P181"><text:span text:style-name="T11"><text:tab/></text:span><text:a xlink:type="simple" xlink:href="https://wiki.archlinux.org/title/User:Grufo/Color_System%27s_Bash_Prompt#/etc/bash.bashrc" text:style-name="Internet_20_link" text:visited-style-name="Visited_20_Internet_20_Link"><text:span text:style-name="T84">official</text:span></text:a></text:p>
      <text:p text:style-name="P181"><text:soft-page-break/><text:span text:style-name="T11"><text:tab/></text:span><text:a xlink:type="simple" xlink:href="https://abload.de/img/bash-color-chartmxjbp.png" text:style-name="Internet_20_link" text:visited-style-name="Visited_20_Internet_20_Link"><text:span text:style-name="T84">color chart</text:span></text:a></text:p>
      <text:p text:style-name="P134"/>
      <text:p text:style-name="P137">Laptop</text:p>
      <text:p text:style-name="P186"><text:span text:style-name="T12"><text:tab/></text:span><text:a xlink:type="simple" xlink:href="https://wiki.archlinux.org/title/Laptop#Hibernate_on_low_battery_level" text:style-name="Internet_20_link" text:visited-style-name="Visited_20_Internet_20_Link"><text:span text:style-name="T84">Hibernate on low battery level</text:span></text:a></text:p>
      <text:p text:style-name="P111"/>
      <text:p text:style-name="P112"/>
      <text:p text:style-name="P113"/>
      <text:p text:style-name="P113">If bluet<text:span text:style-name="T73">o</text:span>oth is not working</text:p>
      <text:p text:style-name="P113"><text:tab/>start butsb module:</text:p>
      <text:p text:style-name="P113"><text:tab/><text:tab/>modeprobe btusb</text:p>
      <text:p text:style-name="P113"><text:tab/>start bluetooth service</text:p>
      <text:p text:style-name="P113"><text:tab/><text:tab/>sudo systemctl enable bluetooth &amp;&amp; sudo systemctl start bluetooth</text:p>
      <text:p text:style-name="P113"/>
      <text:p text:style-name="P114">If wifi is not working</text:p>
      <text:p text:style-name="P114"><text:tab/>sudo pacman -S dialog wpa_actiond ifplugd wpa_supplicant</text:p>
      <text:p text:style-name="P114"/>
      <text:p text:style-name="P109">Check if aur packages are outdated:</text:p>
      <text:p text:style-name="P109"><text:tab/>aur-out-of-date -user $USER -devel</text:p>
      <text:p text:style-name="P113"/>
      <text:p text:style-name="P187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84">Stop beep sound:</text:span></text:a></text:p>
      <text:p text:style-name="P114"><text:tab/>sudo mkdir /etc/modeprobe.d</text:p>
      <text:p text:style-name="P114"><text:tab/>sudo touch /etc/modeprobe.d/pcbeep.conf</text:p>
      <text:p text:style-name="P114"><text:tab/><text:span text:style-name="T40">blacklist pcspkr</text:span></text:p>
      <text:p text:style-name="P114"><text:tab/>Then ~reboot~</text:p>
      <text:p text:style-name="P137"><text:tab/></text:p>
      <text:p text:style-name="P138"/>
      <text:p text:style-name="P138"/>
      <text:p text:style-name="P163"><text:a xlink:type="simple" xlink:href="https://stafwag.github.io/blog/blog/2018/02/10/update-your-cpu-microcodeon-arch-linux/" text:style-name="Internet_20_link" text:visited-style-name="Visited_20_Internet_20_Link"><text:span text:style-name="T84">Microcode</text:span></text:a></text:p>
      <text:p text:style-name="P138"><text:tab/>sudo pacman -S<text:span text:style-name="T53">yy </text:span>amd-ucode (for AMD, but intel-ucode for Intel)</text:p>
      <text:p text:style-name="P138"><text:tab/><text:span text:style-name="T53">yay -S iucode-tool</text:span></text:p>
      <text:p text:style-name="P138"><text:tab/>grub-mkconfig -o /boot/grub/grub.cfg</text:p>
      <text:p text:style-name="P138"><text:tab/></text:p>
      <text:p text:style-name="P138"/>
      <text:p text:style-name="P138"/>
      <text:p text:style-name="P138">Have boot messages stay on tty1</text:p>
      <text:p text:style-name="P139"><text:tab/><text:span text:style-name="T42">su</text:span></text:p>
      <text:p text:style-name="P164"><text:span text:style-name="T84"><text:tab/></text:span><text:span text:style-name="T92">mkdir </text:span><text:a xlink:type="simple" xlink:href="../../../../../etc/systemd/system/getty@tty1.service.d" text:style-name="Internet_20_link" text:visited-style-name="Visited_20_Internet_20_Link"><text:span text:style-name="T84">/etc/systemd/system/getty@tty1.service.d</text:span></text:a></text:p>
      <text:p text:style-name="P139"><text:tab/><text:span text:style-name="T45">COPY THIS INTO /etc/systemd/system/getty@tty1.service.d/noclear.conf</text:span></text:p>
      <text:p text:style-name="P139"><text:tab/>[Service]</text:p>
      <text:p text:style-name="P139"><text:tab/>TTYVTDisallocate=no</text:p>
      <text:p text:style-name="P140"><text:tab/></text:p>
      <text:p text:style-name="P138"><text:tab/><text:tab/></text:p>
      <text:p text:style-name="P138"><text:tab/></text:p>
      <text:p text:style-name="P165"><text:a xlink:type="simple" xlink:href="https://wiki.archlinux.org/title/Activating_numlock_on_bootup" text:style-name="Internet_20_link" text:visited-style-name="Visited_20_Internet_20_Link"><text:span text:style-name="T84">Activate numlock on startup</text:span></text:a></text:p>
      <text:p text:style-name="P141"><text:tab/><text:span text:style-name="T44">su</text:span></text:p>
      <text:p text:style-name="P141"><text:span text:style-name="T43"><text:tab/>echo &gt;&gt; </text:span>/usr/local/bin/numlock</text:p>
      <text:p text:style-name="P141"><text:tab/><text:span text:style-name="T44">sudo nano </text:span>/usr/local/bin/numlock</text:p>
      <text:p text:style-name="P142"><text:tab/><text:tab/>#!/bin/bash</text:p>
      <text:p text:style-name="P142"/>
      <text:p text:style-name="P142"><text:soft-page-break/><text:tab/><text:tab/>for tty in /dev/tty{1..6}</text:p>
      <text:p text:style-name="P142"><text:tab/><text:tab/>do</text:p>
      <text:p text:style-name="P142"><text:s/><text:tab/><text:tab/><text:tab/> <text:s text:c="2"/>/usr/bin/setleds -D +num &lt; "$tty";</text:p>
      <text:p text:style-name="P142"><text:tab/><text:tab/>done</text:p>
      <text:p text:style-name="P142"/>
      <text:p text:style-name="P142"><text:tab/>echo &gt;&gt; /etc/systemd/system/numlock.service</text:p>
      <text:p text:style-name="P142"><text:tab/>sudo nano /etc/systemd/system/numlock.service</text:p>
      <text:p text:style-name="P142"/>
      <text:p text:style-name="P143"><text:tab/></text:p>
      <text:p text:style-name="P144"><text:tab/>OR</text:p>
      <text:p text:style-name="P138"><text:tab/><text:span text:style-name="T45">su</text:span></text:p>
      <text:p text:style-name="P144"><text:tab/>mkdir /etc/systemd/system/getty@.service.d</text:p>
      <text:p text:style-name="P144"><text:tab/></text:p>
      <text:p text:style-name="P144"><text:tab/>COPY THIS INTO: /etc/systemd/system/getty@.service.d/activate-numlock.conf</text:p>
      <text:p text:style-name="P144"><text:tab/><text:tab/>[Service]</text:p>
      <text:p text:style-name="P144"><text:tab/><text:tab/>ExecStartPre=/bin/sh -c 'setleds -D +num &lt; /dev/%I'</text:p>
      <text:p text:style-name="P145"><text:tab/></text:p>
      <text:p text:style-name="P166"><text:a xlink:type="simple" xlink:href="https://forum.xfce.org/viewtopic.php?id=13095" text:style-name="Internet_20_link" text:visited-style-name="Visited_20_Internet_20_Link"><text:span text:style-name="T84">Public &amp; home network configuration:</text:span></text:a></text:p>
      <text:p text:style-name="P128">echo "#\!/bin/bash" &gt;&gt; ~/.config/home.sh</text:p>
      <text:p text:style-name="P128">echo "xfconf-query -c xfce4-notifyd -p /do-not-disturb -s false" &gt;&gt; ~/.config/home.sh</text:p>
      <text:p text:style-name="P128">echo "<text:span text:style-name="T48">sudo </text:span>sed -i '/autologin-user=hakszi/s/^#//g' /etc/lightdm/lightdm.conf" &gt;&gt; ~/.config/home.sh</text:p>
      <text:p text:style-name="P128">echo "sudo systemctl start ufw" &gt;&gt; ~/.config/home.sh</text:p>
      <text:p text:style-name="P128">echo "sudo systemctl enable ufw" &gt;&gt; ~/.config/home.sh</text:p>
      <text:p text:style-name="P128">echo "sudo <text:span text:style-name="T52">ufw enable</text:span>" &gt;&gt; ~/.config/home.sh</text:p>
      <text:p text:style-name="P128">echo "sudo ufw allow ssh" &gt;&gt; ~/.config/home.sh</text:p>
      <text:p text:style-name="P128">echo "sudo ufw allow 22" &gt;&gt; ~/.config/home.sh</text:p>
      <text:p text:style-name="P128">echo "sudo ufw logging off" &gt;&gt; ~/.config/home.sh</text:p>
      <text:p text:style-name="P128">echo "sudo ufw default deny incoming" &gt;&gt; ~/.config/home.sh</text:p>
      <text:p text:style-name="P128">echo "sudo ufw default allow outgoing" &gt;&gt; ~/.config/home.sh</text:p>
      <text:p text:style-name="P128">echo "sudo ufw reload" &gt;&gt; ~/.config/home.sh</text:p>
      <text:p text:style-name="P128">echo "echo "--------------------------------"" &gt;&gt; ~/.config/home.sh</text:p>
      <text:p text:style-name="P128">echo "echo "Autologin: enabled" " &gt;&gt; ~/.config/home.sh</text:p>
      <text:p text:style-name="P128">echo "echo "Do not disturb <text:span text:style-name="T47">disabled</text:span>."" &gt;&gt; ~/.config/home.sh</text:p>
      <text:p text:style-name="P128">echo "echo "Port 22 and SSH allowed."" &gt;&gt; ~/.config/home.sh</text:p>
      <text:p text:style-name="P128">echo "echo "Logging: off" " &gt;&gt; ~/.config/home.sh</text:p>
      <text:p text:style-name="P128">echo "echo "All incoming denied."" &gt;&gt; ~/.config/home.sh</text:p>
      <text:p text:style-name="P128">echo "echo "All outgoing allowed."" &gt;&gt; ~/.config/home.sh</text:p>
      <text:p text:style-name="P128">echo "echo "--------------------------------"" &gt;&gt; ~/.config/home.sh</text:p>
      <text:p text:style-name="P128"/>
      <text:p text:style-name="P128">echo "#\!/bin/bash" &gt;&gt; ~/.config/work.sh</text:p>
      <text:p text:style-name="P128">echo "xfconf-query -c xfce4-notifyd -p /do-not-disturb -s true" &gt;&gt; ~/.config/work.sh</text:p>
      <text:p text:style-name="P128">echo "<text:span text:style-name="T49">sudo </text:span>sed -i '/autologin-user=hakszi/s/^/#/g' /etc/lightdm/lightdm.conf" &gt;&gt; ~/.config/work.sh</text:p>
      <text:p text:style-name="P128">echo "sudo ufw delete allow 22" &gt;&gt; ~/.config/work.sh</text:p>
      <text:p text:style-name="P128">echo "sudo ufw enable" &gt;&gt; ~/.config/<text:span text:style-name="T52">work</text:span>.sh</text:p>
      <text:p text:style-name="P128">echo "sudo systemctl enable ufw --now" &gt;&gt; ~/.config/work.sh</text:p>
      <text:p text:style-name="P128">echo "sudo ufw deny ssh/tcp" &gt;&gt; ~/.config/work.sh</text:p>
      <text:p text:style-name="P128">echo "sudo ufw logging on" &gt;&gt; ~/.config/work.sh</text:p>
      <text:p text:style-name="P128">echo "sudo ufw default reject incoming" &gt;&gt; ~/.config/work.sh</text:p>
      <text:p text:style-name="P128">echo "sudo ufw default allow outgoing" &gt;&gt; ~/.config/work.sh</text:p>
      <text:p text:style-name="P128"><text:soft-page-break/>echo "sudo ufw reload" &gt;&gt; ~/.config/work.sh</text:p>
      <text:p text:style-name="P128">echo "echo "--------------------------------"" &gt;&gt; ~/.config/work.sh</text:p>
      <text:p text:style-name="P128">echo "echo "Autologin: disabled" " &gt;&gt; ~/.config/work.sh</text:p>
      <text:p text:style-name="P128">echo "echo "Do not disturb <text:span text:style-name="T47">enabled</text:span>."" &gt;&gt; ~/.config/work.sh</text:p>
      <text:p text:style-name="P128">echo "echo "Port 22 and SSH/TCP not allowed"" &gt;&gt; ~/.config/work.sh</text:p>
      <text:p text:style-name="P128">echo "echo "Logging: on at /var/log/ufw.log" " &gt;&gt; ~/.config/work.sh</text:p>
      <text:p text:style-name="P128">echo "echo "All incoming rejected"" &gt;&gt; ~/.config/work.sh</text:p>
      <text:p text:style-name="P128">echo "echo "All outgoing allowed"" &gt;&gt; ~/.config/work.sh</text:p>
      <text:p text:style-name="P128">echo "echo "--------------------------------"" &gt;&gt; ~/.config/work.sh</text:p>
      <text:p text:style-name="P146"/>
      <text:p text:style-name="P146"/>
      <text:p text:style-name="P144"><text:tab/></text:p>
      <text:p text:style-name="P138"/>
      <text:p text:style-name="P134">Custom neofetch:</text:p>
      <text:p text:style-name="P134"/>
      <text:p text:style-name="P134">rm -rf ~/.config/neofetch/config.conf</text:p>
      <text:p text:style-name="P134">wget https://raw.githubusercontent.com/hakszihu/-.config-neofetch-config.conf/main/config.conf</text:p>
      <text:p text:style-name="P134">cp config.conf ~/.config/neofetch/config.conf</text:p>
      <text:p text:style-name="P134">rm -rf ~/config.conf</text:p>
      <text:p text:style-name="P134"/>
      <text:p text:style-name="P115"><text:bookmark-start text:name="auto-login"/><text:span text:style-name="T8">E</text:span><text:span text:style-name="T7">nable auto-login:</text:span><text:bookmark-end text:name="auto-login"/></text:p>
      <text:p text:style-name="P128"><text:tab/>sudo nano /etc/lightdm/lightdm.conf</text:p>
      <text:p text:style-name="P128"><text:tab/><text:tab/>autologin-user=hakszi</text:p>
      <text:p text:style-name="P128"><text:span text:style-name="T50"><text:tab/>sudo groupadd</text:span> -r autologin</text:p>
      <text:p text:style-name="P128"><text:tab/><text:span text:style-name="T50">sudo g</text:span>passwd -a $USER autologin<text:span text:style-name="T51">we</text:span></text:p>
      <text:p text:style-name="P128"/>
      <text:p text:style-name="P147">Kernel</text:p>
      <text:p text:style-name="P147"><text:tab/>List installed kernels:</text:p>
      <text:p text:style-name="P147"><text:tab/><text:tab/>mhwd-kernel -li</text:p>
      <text:p text:style-name="P128"><text:tab/><text:span text:style-name="T75">Install new kernel:</text:span></text:p>
      <text:p text:style-name="P128"><text:tab/><text:tab/>sudo mhwd-kernel -i linux58 <text:span text:style-name="T75">(for example 5.8)</text:span></text:p>
      <text:p text:style-name="P128"/>
      <text:p text:style-name="P166"><text:span text:style-name="T84"><text:tab/></text:span><text:a xlink:type="simple" xlink:href="https://github.com/ydallilar/pyakm" text:style-name="Internet_20_link" text:visited-style-name="Visited_20_Internet_20_Link"><text:span text:style-name="T93">With pyakm:</text:span></text:a></text:p>
      <text:p text:style-name="P128"><text:tab/><text:tab/>pyakm-manager</text:p>
      <text:p text:style-name="P148"><text:tab/><text:tab/>pyakm-system-daemon</text:p>
      <text:p text:style-name="P128"/>
      <text:p text:style-name="P188"><text:a xlink:type="simple" xlink:href="https://wiki.manjaro.org/index.php/Set_all_Java_apps_to_use_GTK%2B_font_%26_theme_settings" text:style-name="Internet_20_link" text:visited-style-name="Visited_20_Internet_20_Link"><text:span text:style-name="T13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4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84"> </text:span></text:a><text:span text:style-name="T13"><text:tab/><text:tab/></text:span><text:a xlink:type="simple" xlink:href="https://wiki.manjaro.org/index.php/Set_all_Qt_app%27s_to_use_GTK%2B_font_%26_theme_settings" text:style-name="Internet_20_link" text:visited-style-name="Visited_20_Internet_20_Link"><text:span text:style-name="T15">(--and Qt apps)</text:span></text:a></text:p>
      <text:p text:style-name="P129"><text:tab/><text:span text:style-name="T76">su</text:span></text:p>
      <text:p text:style-name="P129"><text:tab/><text:span text:style-name="T76">copy this:</text:span><text:tab/></text:p>
      <text:p text:style-name="P129">export _JAVA_OPTIONS="-Dawt.useSystemAAFontSettings=on -Dswing.aatext=true -Dswing.defaultlaf=com.sun.java.swing.plaf.gtk.GTKLookAndFeel -Dswing.crossplatformlaf=com.sun.java.swing.plaf.gtk.GTKLookAndFeel ${_JAVA_OPTIONS}"</text:p>
      <text:p text:style-name="P129">export QT_QPA_PLATFORMTHEME="qt5ct"</text:p>
      <text:p text:style-name="P128"/>
      <text:p text:style-name="P128"><text:tab/><text:span text:style-name="T76">into ~/.profile <text:tab/><text:tab/>OR<text:tab/> /etc/profile.d/90-java_ops.sh <text:tab/></text:span></text:p>
      <text:p text:style-name="P128"/>
      <text:p text:style-name="P149">List all installed packages:</text:p>
      <text:p text:style-name="P149"><text:tab/> pacman -Ql</text:p>
      <text:p text:style-name="P149"><text:tab/>or use:<text:tab/><text:tab/> pacman -Ql | grep SEARCHINGFORTHIS</text:p>
      <text:p text:style-name="P149"><text:soft-page-break/><text:tab/>like:<text:tab/><text:tab/> pacman -Ql | grep vlc</text:p>
      <text:p text:style-name="P149"/>
      <text:p text:style-name="P150"/>
      <text:p text:style-name="P150"/>
      <text:p text:style-name="P150">View orphans:</text:p>
      <text:p text:style-name="P150"><text:tab/> <text:tab/>pacman -Qdt </text:p>
      <text:p text:style-name="P150"><text:tab/>To remove all orphans:</text:p>
      <text:p text:style-name="P150"><text:tab/> <text:tab/>sudo pacman -Rs (or pacman -Qdtq)</text:p>
      <text:p text:style-name="P150"/>
      <text:p text:style-name="P167"><text:a xlink:type="simple" xlink:href="https://wiki.manjaro.org/index.php/System_Maintenance" text:style-name="Internet_20_link" text:visited-style-name="Visited_20_Internet_20_Link"><text:span text:style-name="T84">Maintanance</text:span></text:a></text:p>
      <text:p text:style-name="P150"><text:tab/>Cache size:</text:p>
      <text:p text:style-name="P150"><text:tab/><text:tab/>du -sh ~/.cache/*</text:p>
      <text:p text:style-name="P150"/>
      <text:p text:style-name="P150"><text:tab/>Automate cache clearing</text:p>
      <text:p text:style-name="P150"><text:tab/><text:tab/>find ~/.cache/ -type f -atime +100 -delete</text:p>
      <text:p text:style-name="P150"/>
      <text:p text:style-name="P150"><text:tab/>Remove all journalctl older than 2 weeks:</text:p>
      <text:p text:style-name="P150"><text:tab/><text:tab/>journalctl --vacuum-time=2weeks</text:p>
      <text:p text:style-name="P151"/>
      <text:p text:style-name="P152"/>
      <text:p text:style-name="P168"><text:a xlink:type="simple" xlink:href="https://wiki.archlinux.org/title/gaming" text:style-name="Internet_20_link" text:visited-style-name="Visited_20_Internet_20_Link"><text:span text:style-name="T84">Custom polkit</text:span></text:a></text:p>
      <text:p text:style-name="P153"><text:tab/>su</text:p>
      <text:p text:style-name="P153"><text:tab/><text:span text:style-name="T78">mkdir </text:span>/etc/polkit-1/rules.d/</text:p>
      <text:p text:style-name="P154"><text:tab/>cd /etc/polkit-1/rules.d/</text:p>
      <text:p text:style-name="P168"><text:span text:style-name="T84"><text:tab/></text:span><text:span text:style-name="T94">wget </text:span><text:a xlink:type="simple" xlink:href="https://raw.githubusercontent.com/hakszihu/-.config-neofetch-config.conf/main/99-manjaro.rules" text:style-name="Internet_20_link" text:visited-style-name="Visited_20_Internet_20_Link"><text:span text:style-name="T84">https://raw.githubusercontent.com/hakszihu/-.config-neofetch-config.conf/main/99-manjaro.rules</text:span></text:a></text:p>
      <text:p text:style-name="P153"><text:tab/></text:p>
      <text:p text:style-name="P153"><text:tab/></text:p>
      <text:p text:style-name="P153"/>
      <text:p text:style-name="P189"><text:a xlink:type="simple" xlink:href="https://wiki.manjaro.org/index.php/How_to_mount_Windows_(NTFS)_filesystem_due_to_hibernation" text:style-name="Internet_20_link" text:visited-style-name="Visited_20_Internet_20_Link"><text:span text:style-name="T16">Windows unmountable due to hibernation</text:span></text:a></text:p>
      <text:p text:style-name="P156"><text:a xlink:type="simple" xlink:href="https://wiki.manjaro.org/index.php/Keyboard_and_Mouse_Sharing" text:style-name="Internet_20_link" text:visited-style-name="Visited_20_Internet_20_Link"><text:span text:style-name="T84">Two pc one keyboard &amp; mouse</text:span></text:a><text:span text:style-name="T84"> (probably can use with the laptop thats’ usb ports suck)</text:span></text:p>
      <text:p text:style-name="P156"><text:span text:style-name="T84"/></text:p>
      <text:p text:style-name="P169"><text:a xlink:type="simple" xlink:href="https://wiki.manjaro.org/index.php/Using_Compton_for_a_tear-free_experience_in_Xfce" text:style-name="Internet_20_link" text:visited-style-name="Visited_20_Internet_20_Link"><text:span text:style-name="T95">S</text:span></text:a><text:span text:style-name="T95">creen tearing</text:span></text:p>
      <text:p text:style-name="P180"><text:span text:style-name="T15"><text:tab/></text:span><text:a xlink:type="simple" xlink:href="https://wiki.manjaro.org/index.php/Using_Compton_for_a_tear-free_experience_in_Xfce" text:style-name="Internet_20_link" text:visited-style-name="Visited_20_Internet_20_Link"><text:span text:style-name="T17">Compton</text:span></text:a></text:p>
      <text:p text:style-name="P180"><text:span text:style-name="T84"><text:tab/></text:span><text:a xlink:type="simple" xlink:href="https://wiki.manjaro.org/index.php/DMenu" text:style-name="Internet_20_link" text:visited-style-name="Visited_20_Internet_20_Link"><text:span text:style-name="T95">Dmenu (nvidia)</text:span></text:a></text:p>
      <text:p text:style-name="P180"><text:span text:style-name="T84"><text:tab/></text:span><text:a xlink:type="simple" xlink:href="https://wiki.manjaro.org/index.php/Simple_fix_for_screen_tearing_-_nVidia" text:style-name="Internet_20_link" text:visited-style-name="Visited_20_Internet_20_Link"><text:span text:style-name="T95">Possibly manjaro fixes (nvidia)</text:span></text:a></text:p>
      <text:p text:style-name="P180"><text:span text:style-name="T95"/></text:p>
      <text:p text:style-name="P180"><text:span text:style-name="T95"><text:tab/>sudo nano /etc/X11/xorg.conf.d/20-amdgpu.conf</text:span></text:p>
      <text:p text:style-name="P180"><text:span text:style-name="T95">Section "Device" </text:span></text:p>
      <text:p text:style-name="P180"><text:span text:style-name="T95"><text:s text:c="10"/>Identifier "AMD" </text:span></text:p>
      <text:p text:style-name="P180"><text:span text:style-name="T95"><text:s text:c="10"/>Driver "amdgpu" </text:span></text:p>
      <text:p text:style-name="P180"><text:span text:style-name="T95"><text:s text:c="10"/>Option "TearFree" "true" </text:span></text:p>
      <text:p text:style-name="P180"><text:span text:style-name="T95">EndSection</text:span></text:p>
      <text:p text:style-name="P180"><text:span text:style-name="T95"/></text:p>
      <text:p text:style-name="P182"><text:a xlink:type="simple" xlink:href="https://wiki.manjaro.org/index.php/Volume_Stuck_on_Mute_(XFCE_Desktop)" text:style-name="Internet_20_link" text:visited-style-name="Visited_20_Internet_20_Link"><text:span text:style-name="T15">Volume stuck on mute</text:span></text:a></text:p>
      <text:p text:style-name="P190"><text:a xlink:type="simple" xlink:href="https://wiki.archlinux.org/title/gaming" text:style-name="Internet_20_link" text:visited-style-name="Visited_20_Internet_20_Link"><text:span text:style-name="T18">Gaming</text:span></text:a></text:p>
      <text:p text:style-name="P170"><text:a xlink:type="simple" xlink:href="https://wiki.manjaro.org/index.php/VirtualBox" text:style-name="Internet_20_link" text:visited-style-name="Visited_20_Internet_20_Link"><text:span text:style-name="T84">Use of virtualbox</text:span></text:a></text:p>
      <text:p text:style-name="P155"><text:tab/></text:p>
      <text:p text:style-name="P191"><text:a xlink:type="simple" xlink:href="https://wiki.archlinux.org/title/Xfce#Set_keyboard_shortcut_to_launch_whisker_menu" text:style-name="Internet_20_link" text:visited-style-name="Visited_20_Internet_20_Link"><text:span text:style-name="T96">Set keyboard shortcut to launch whisker menu</text:span></text:a></text:p>
      <text:p text:style-name="P191"><text:soft-page-break/><text:a xlink:type="simple" xlink:href="https://wiki.archlinux.org/title/Xfce#One_wallpaper_across_multihead" text:style-name="Internet_20_link" text:visited-style-name="Visited_20_Internet_20_Link"><text:span text:style-name="T84">One wallpaper across multihead</text:span></text:a></text:p>
      <text:p text:style-name="P116"/>
      <text:p text:style-name="P191"><text:a xlink:type="simple" xlink:href="https://wiki.archlinux.org/title/Xfce#Autostart" text:style-name="Internet_20_link" text:visited-style-name="Visited_20_Internet_20_Link"><text:span text:style-name="T90">Autostart apps</text:span></text:a></text:p>
      <text:p text:style-name="P10"><text:a xlink:type="simple" xlink:href="https://wiki.archlinux.org/title/Xfce#Disable_saved_sessions" text:style-name="Internet_20_link" text:visited-style-name="Visited_20_Internet_20_Link"><text:span text:style-name="T90">No saved sessions</text:span></text:a></text:p>
      <text:p text:style-name="P10"><text:a xlink:type="simple" xlink:href="https://github.com/andreldm/xfwm4-theme-generator" text:style-name="Internet_20_link" text:visited-style-name="Visited_20_Internet_20_Link"><text:span text:style-name="T97">Theme generator</text:span></text:a></text:p>
      <text:p text:style-name="P117"><text:tab/><text:span text:style-name="T26">Revert it by </text:span><text:span text:style-name="T19"><text:s/></text:span><text:span text:style-name="T22">xfconf-query -c xsettings -p /Gtk/DialogsUseHeader -s false</text:span></text:p>
      <text:p text:style-name="P13"/>
      <text:p text:style-name="P14"/>
      <text:p text:style-name="P14"/>
      <text:p text:style-name="P14">Disable F1 for help and F11 for fullscreen for terminal</text:p>
      <text:p text:style-name="P14"><text:tab/><text:span text:style-name="T83">nano </text:span>~/.config/xfce4/terminal/accels.scm</text:p>
      <text:p text:style-name="P118"><text:span text:style-name="T20"><text:tab/>(gtk_accel_path "&lt;Actions&gt;/terminal-window/fullscreen" "</text:span><text:span text:style-name="T21">F11</text:span><text:span text:style-name="T20">")</text:span></text:p>
      <text:p text:style-name="P14"><text:tab/>(gtk_accel_path "&lt;Actions&gt;/terminal-window/contents" "<text:span text:style-name="T83">F1</text:span>")</text:p>
      <text:p text:style-name="P14"/>
      <text:p text:style-name="P14"/>
      <text:p text:style-name="P20">Auto-cpufreq config</text:p>
      <text:p text:style-name="P20"><text:tab/></text:p>
      <text:p text:style-name="P20"><text:tab/>wget <text:a xlink:type="simple" xlink:href="https://raw.githubusercontent.com/hakszihu/ArchSettings/main/auto-cpufreq.conf?token=GHSAT0AAAAAABVX4W7P3IRBMOJB3FSNGJSYYVOBXNQ" text:style-name="Internet_20_link" text:visited-style-name="Visited_20_Internet_20_Link">https://raw.githubusercontent.com/hakszihu/ArchSettings/main/auto-cpufreq.conf?token=GHSAT0AAAAAABVX4W7P3IRBMOJB3FSNGJSYYVOBXNQ</text:a></text:p>
      <text:p text:style-name="P20"><text:tab/>mv 'auto-cpufreq.conf?token=GHSAT0AAAAAABVX4W7P3IRBMOJB3FSNGJSYYVOBXNQ' auto-cpufreq.conf</text:p>
      <text:p text:style-name="P20"><text:tab/>cp ~/auto-cpufreq.conf /etc/</text:p>
      <text:p text:style-name="P14"><text:tab/><text:span text:style-name="T104">rm -rf ~/auto-cpufreq.conf</text:span></text:p>
      <text:p text:style-name="P14"/>
      <text:p text:style-name="P21">Auto-cpufreq stats</text:p>
      <text:p text:style-name="P21"><text:tab/>auto-cpufreq --stats</text:p>
      <text:p text:style-name="P21"/>
      <text:p text:style-name="P21"><text:a xlink:type="simple" xlink:href="https://wiki.archlinux.org/title/Libinput#Installation" text:style-name="Internet_20_link" text:visited-style-name="Visited_20_Internet_20_Link">Touchpad compatibility</text:a><text:tab/><text:tab/><text:tab/></text:p>
      <text:p text:style-name="P21"><text:tab/>yay -S xf86-input-libinput</text:p>
      <text:p text:style-name="P21"/>
      <text:p text:style-name="P21">Touchpad not detected</text:p>
      <text:p text:style-name="P21"><text:tab/>i8042.noloop i8042.nomux i8042.nopnp i8042.reset</text:p>
      <text:p text:style-name="P21"/>
      <text:p text:style-name="P21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21"><text:tab/>yay -S xorg-xinput</text:p>
      <text:p text:style-name="P21"><text:tab/>xinput</text:p>
      <text:p text:style-name="P21"/>
      <text:p text:style-name="P21"><text:a xlink:type="simple" xlink:href="https://wiki.archlinux.org/title/Hdparm#Power_management_configuration" text:style-name="Internet_20_link" text:visited-style-name="Visited_20_Internet_20_Link">Hard drive spin down problem </text:a><text:tab/><text:tab/></text:p>
      <text:p text:style-name="P21"/>
      <text:p text:style-name="P21"><text:a xlink:type="simple" xlink:href="https://wiki.archlinux.org/title/Hybrid_graphics#Dynamic_switching" text:style-name="Internet_20_link" text:visited-style-name="Visited_20_Internet_20_Link">Turn off discrete GPU (nvidia) </text:a></text:p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1"><text:a xlink:type="simple" xlink:href="https://kifarunix.com/uncomment-lines-in-a-file-using-sed-in-linux/" text:style-name="Internet_20_link" text:visited-style-name="Visited_20_Internet_20_Link"><text:span text:style-name="T23">Using SED to uncomment</text:span></text:a></text:p>
      <text:p text:style-name="P16">Uncomment when text matches:</text:p>
      <text:p text:style-name="P16"><text:tab/> <text:s text:c="2"/><text:span text:style-name="T55">sudo sed -i '/*SEARCH_FOR_THIS*/s/^#/g' WHERE_TO_UNCOMMENT</text:span></text:p>
      <text:p text:style-name="P16"><text:tab/>for example<text:tab/>:</text:p>
      <text:p text:style-name="P16"><text:tab/> <text:s text:c="2"/>sudo sed -i '/autologin-user=hakszi/s/^#//g' /etc/lightdm/lightdm.conf</text:p>
      <text:p text:style-name="P16"/>
      <text:p text:style-name="P16">Uncomment at line X:</text:p>
      <text:p text:style-name="P16"><text:s text:c="9"/><text:span text:style-name="T55">sed '*X*s/^#//' /etc/pacman.conf</text:span></text:p>
      <text:p text:style-name="P16"><text:tab/>for example: </text:p>
      <text:p text:style-name="P16"><text:tab/> <text:s text:c="3"/>sed '93s/^#//' /etc/pacman.conf</text:p>
      <text:p text:style-name="P16"/>
      <text:p text:style-name="P16"/>
      <text:p text:style-name="P17"/>
      <text:p text:style-name="P22">Gaming:</text:p>
      <text:p text:style-name="P17"/>
      <text:p text:style-name="P17">winetricks dotnet30 </text:p>
      <text:p text:style-name="P12"><text:a xlink:type="simple" xlink:href="https://github.com/roderickc/wine-vulkan" text:style-name="Internet_20_link" text:visited-style-name="Visited_20_Internet_20_Link"><text:span text:style-name="T98">https://github.com/roderickc/wine-vulkan</text:span></text:a></text:p>
      <text:p text:style-name="P12"><text:a xlink:type="simple" xlink:href="https://wiki.archlinux.org/title/OpenGL#Installation" text:style-name="Internet_20_link" text:visited-style-name="Visited_20_Internet_20_Link"><text:span text:style-name="T98">https://wiki.archlinux.org/title/OpenGL#Installation</text:span></text:a></text:p>
      <text:p text:style-name="P17"><text:tab/></text:p>
      <text:p text:style-name="P17"><text:a xlink:type="simple" xlink:href="https://wiki.archlinux.org/title/wine#WINEARCH" text:style-name="Internet_20_link" text:visited-style-name="Visited_20_Internet_20_Link">32 bit wine</text:a></text:p>
      <text:p text:style-name="P6"><text:a xlink:type="simple" xlink:href="https://github.com/lutris/docs/blob/master/Origin.md" text:style-name="Internet_20_link" text:visited-style-name="Visited_20_Internet_20_Link"><text:span text:style-name="T24">origin</text:span></text:a></text:p>
      <text:p text:style-name="P6"><text:a xlink:type="simple" xlink:href="https://www.addictivetips.com/ubuntu-linux-tips/how-to-use-ea-origin-on-linux/" text:style-name="Internet_20_link" text:visited-style-name="Visited_20_Internet_20_Link"><text:span text:style-name="T99">origin on linux #2</text:span></text:a></text:p>
      <text:p text:style-name="P6"><text:a xlink:type="simple" xlink:href="https://lutris.net/games/simcity-2013/" text:style-name="Internet_20_link" text:visited-style-name="Visited_20_Internet_20_Link"><text:span text:style-name="T99">Simcity</text:span></text:a></text:p>
      <text:p text:style-name="P6">Lutris install</text:p>
      <text:p text:style-name="P6"/>
      <text:p text:style-name="P6"><text:a xlink:type="simple" xlink:href="https://www.makeuseof.com/turn-arch-linux-into-a-gaming-system-with-steam/" text:style-name="Internet_20_link" text:visited-style-name="Visited_20_Internet_20_Link"><text:span text:style-name="T99">Getting steam set up:</text:span></text:a></text:p>
      <text:p text:style-name="P6">sudo mkdir ~/.fonts/ &amp;&amp; cd ~/.fonts/</text:p>
      <text:p text:style-name="P17">wget <text:a xlink:type="simple" xlink:href="https://support.steampowered.com/downloads/1974-YFKL-4947/SteamFonts.zip" text:style-name="Internet_20_link" text:visited-style-name="Visited_20_Internet_20_Link">https://support.steampowered.com/downloads/1974-YFKL-4947/SteamFonts.zip</text:a></text:p>
      <text:p text:style-name="P17">unzip SteamFonts.zip &amp;&amp; rm SteamFonts.zip</text:p>
      <text:p text:style-name="P17"/>
      <text:p text:style-name="P18"><text:a xlink:type="simple" xlink:href="https://github.com/sammilucia/arch-gaming#update-your-kernel" text:style-name="Internet_20_link" text:visited-style-name="Visited_20_Internet_20_Link">Mouse latency</text:a></text:p>
      <text:p text:style-name="P18"><text:tab/>add:<text:tab/><text:tab/>usbhid.mousepoll=1 <text:s/></text:p>
      <text:p text:style-name="P18"><text:tab/>to:<text:tab/><text:tab/>GRUB_CMDLINE_LINUX_DEFAULT</text:p>
      <text:p text:style-name="P18"><text:tab/>in:<text:tab/><text:tab/>/etc/default/grub</text:p>
      <text:p text:style-name="P19"><text:tab/>after:<text:tab/><text:tab/>update-grub</text:p>
      <text:p text:style-name="P18"/>
      <text:p text:style-name="P18"><text:a xlink:type="simple" xlink:href="https://github.com/sammilucia" text:style-name="Internet_20_link" text:visited-style-name="Visited_20_Internet_20_Link"><text:span text:style-name="T100">STEAM</text:span></text:a><text:tab/></text:p>
      <text:p text:style-name="P18"><text:tab/><text:a xlink:type="simple" xlink:href="https://github.com/sammilucia/arch-gaming#steam-configuration" text:style-name="Internet_20_link" text:visited-style-name="Visited_20_Internet_20_Link">Steam configuration</text:a></text:p>
      <text:p text:style-name="P7"><text:span text:style-name="T25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7"><text:span text:style-name="T25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7"><text:span text:style-name="T100"><text:tab/></text:span><text:a xlink:type="simple" xlink:href="https://github.com/sammilucia/arch-gaming#fix-laggy-screen-updates" text:style-name="Internet_20_link" text:visited-style-name="Visited_20_Internet_20_Link"><text:span text:style-name="T100">Laggy screen updates</text:span></text:a></text:p>
      <text:p text:style-name="P7"><text:span text:style-name="T100"><text:tab/></text:span><text:a xlink:type="simple" xlink:href="https://github.com/sammilucia/arch-gaming#using-environment-variables-instead" text:style-name="Internet_20_link" text:visited-style-name="Visited_20_Internet_20_Link"><text:span text:style-name="T100">using enviroment variables</text:span></text:a></text:p>
      <text:p text:style-name="P7"><text:a xlink:type="simple" xlink:href="https://www.reddit.com/r/archlinux/comments/u9pto2/setup_an_amd_gpu_for_daily_usage/" text:style-name="Internet_20_link" text:visited-style-name="Visited_20_Internet_20_Link"><text:span text:style-name="T101">Set-up an AMD GPU for daily usage (Graphics,Gaming,Compute,etc) in Arch Linux.</text:span></text:a>:</text:p>
      <text:p text:style-name="P7"><text:tab/><text:span text:style-name="T102">add:<text:tab/><text:tab/>AMD_VULKAN_ICD=RADV</text:span></text:p>
      <text:p text:style-name="P8"><text:tab/><text:span text:style-name="T102">in:<text:tab/><text:tab/>/etc/environment</text:span></text:p>
      <text:p text:style-name="P8"/>
      <text:p text:style-name="P8">Complied for certain games:</text:p>
      <text:p text:style-name="P8"><text:tab/>yay -S wine-ge-custom</text:p>
      <text:p text:style-name="P8"/>
      <text:p text:style-name="P192">Java (already installed, but if need other version):</text:p>
      <text:p text:style-name="P192"><text:tab/>Find all available versions</text:p>
      <text:p text:style-name="P192"><text:tab/><text:tab/>sudo pacman -sS java | grep jdk</text:p>
      <text:p text:style-name="P192"><text:tab/>Install the one you want.</text:p>
      <text:p text:style-name="P8"><text:span text:style-name="T102"><text:tab/><text:tab/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07T08:48:05.790186490</meta:creation-date>
    <dc:date>2022-06-18T19:44:04.055548458</dc:date>
    <dc:creator>hakszi</dc:creator>
    <meta:editing-duration>PT21H8M58S</meta:editing-duration>
    <meta:editing-cycles>162</meta:editing-cycles>
    <meta:generator>LibreOffice/7.2.7.2$Linux_X86_64 LibreOffice_project/20$Build-2</meta:generator>
    <meta:document-statistic meta:table-count="0" meta:image-count="0" meta:object-count="0" meta:page-count="28" meta:paragraph-count="693" meta:word-count="2429" meta:character-count="18902" meta:non-whitespace-character-count="16744"/>
  </office:meta>
</office:document-meta>
</file>